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22in"/>
    </style:style>
    <style:style style:name="co3" style:family="table-column">
      <style:table-column-properties fo:break-before="auto" style:column-width="1.8244in"/>
    </style:style>
    <style:style style:name="co4" style:family="table-column">
      <style:table-column-properties fo:break-before="auto" style:column-width="1.802in"/>
    </style:style>
    <style:style style:name="co5" style:family="table-column">
      <style:table-column-properties fo:break-before="auto" style:column-width="1.4307in"/>
    </style:style>
    <style:style style:name="co6" style:family="table-column">
      <style:table-column-properties fo:break-before="auto" style:column-width="2.2472in"/>
    </style:style>
    <style:style style:name="co7" style:family="table-column">
      <style:table-column-properties fo:break-before="auto" style:column-width="2.4965in"/>
    </style:style>
    <style:style style:name="co8" style:family="table-column">
      <style:table-column-properties fo:break-before="auto" style:column-width="0.2492in"/>
    </style:style>
    <style:style style:name="co9" style:family="table-column">
      <style:table-column-properties fo:break-before="auto" style:column-width="0.6547in"/>
    </style:style>
    <style:style style:name="co10" style:family="table-column">
      <style:table-column-properties fo:break-before="auto" style:column-width="1.6382in"/>
    </style:style>
    <style:style style:name="co11" style:family="table-column">
      <style:table-column-properties fo:break-before="auto" style:column-width="1.7319in"/>
    </style:style>
    <style:style style:name="co12" style:family="table-column">
      <style:table-column-properties fo:break-before="auto" style:column-width="3.3043in"/>
    </style:style>
    <style:style style:name="co13" style:family="table-column">
      <style:table-column-properties fo:break-before="auto" style:column-width="3.8646in"/>
    </style:style>
    <style:style style:name="co14" style:family="table-column">
      <style:table-column-properties fo:break-before="auto" style:column-width="1.1055in"/>
    </style:style>
    <style:style style:name="co15" style:family="table-column">
      <style:table-column-properties fo:break-before="auto" style:column-width="5.0799in"/>
    </style:style>
    <style:style style:name="co16" style:family="table-column">
      <style:table-column-properties fo:break-before="auto" style:column-width="6.678in"/>
    </style:style>
    <style:style style:name="co17" style:family="table-column">
      <style:table-column-properties fo:break-before="auto" style:column-width="2.5398in"/>
    </style:style>
    <style:style style:name="co18" style:family="table-column">
      <style:table-column-properties fo:break-before="auto" style:column-width="1.0634in"/>
    </style:style>
    <style:style style:name="co19" style:family="table-column">
      <style:table-column-properties fo:break-before="auto" style:column-width="1.6165in"/>
    </style:style>
    <style:style style:name="co20" style:family="table-column">
      <style:table-column-properties fo:break-before="auto" style:column-width="2.1409in"/>
    </style:style>
    <style:style style:name="co21" style:family="table-column">
      <style:table-column-properties fo:break-before="auto" style:column-width="2.0972in"/>
    </style:style>
    <style:style style:name="co22" style:family="table-column">
      <style:table-column-properties fo:break-before="auto" style:column-width="2.4035in"/>
    </style:style>
    <style:style style:name="co23" style:family="table-column">
      <style:table-column-properties fo:break-before="auto" style:column-width="0.8736in"/>
    </style:style>
    <style:style style:name="co24" style:family="table-column">
      <style:table-column-properties fo:break-before="auto" style:column-width="3.2772in"/>
    </style:style>
    <style:style style:name="co25" style:family="table-column">
      <style:table-column-properties fo:break-before="auto" style:column-width="2.6508in"/>
    </style:style>
    <style:style style:name="co26" style:family="table-column">
      <style:table-column-properties fo:break-before="auto" style:column-width="0.5457in"/>
    </style:style>
    <style:style style:name="co27" style:family="table-column">
      <style:table-column-properties fo:break-before="auto" style:column-width="2.0756in"/>
    </style:style>
    <style:style style:name="co28" style:family="table-column">
      <style:table-column-properties fo:break-before="auto" style:column-width="2.8811in"/>
    </style:style>
    <style:style style:name="co29" style:family="table-column">
      <style:table-column-properties fo:break-before="auto" style:column-width="2.2783in"/>
    </style:style>
    <style:style style:name="co30" style:family="table-column">
      <style:table-column-properties fo:break-before="auto" style:column-width="0.9362in"/>
    </style:style>
    <style:style style:name="co31" style:family="table-column">
      <style:table-column-properties fo:break-before="auto" style:column-width="2.2807in"/>
    </style:style>
    <style:style style:name="co32" style:family="table-column">
      <style:table-column-properties fo:break-before="auto" style:column-width="2.8543in"/>
    </style:style>
    <style:style style:name="co33" style:family="table-column">
      <style:table-column-properties fo:break-before="auto" style:column-width="1.9555in"/>
    </style:style>
    <style:style style:name="co34" style:family="table-column">
      <style:table-column-properties fo:break-before="auto" style:column-width="2.1957in"/>
    </style:style>
    <style:style style:name="co35" style:family="table-column">
      <style:table-column-properties fo:break-before="auto" style:column-width="3.8563in"/>
    </style:style>
    <style:style style:name="co36" style:family="table-column">
      <style:table-column-properties fo:break-before="auto" style:column-width="0.8189in"/>
    </style:style>
    <style:style style:name="co37" style:family="table-column">
      <style:table-column-properties fo:break-before="auto" style:column-width="2.0319in"/>
    </style:style>
    <style:style style:name="co38" style:family="table-column">
      <style:table-column-properties fo:break-before="auto" style:column-width="2.4811in"/>
    </style:style>
    <style:style style:name="co39" style:family="table-column">
      <style:table-column-properties fo:break-before="auto" style:column-width="1.5291in"/>
    </style:style>
    <style:style style:name="ro1" style:family="table-row">
      <style:table-row-properties style:row-height="0.2618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2217in" fo:break-before="auto" style:use-optimal-row-height="false"/>
    </style:style>
    <style:style style:name="ro7" style:family="table-row">
      <style:table-row-properties style:row-height="0.5957in" fo:break-before="auto" style:use-optimal-row-height="false"/>
    </style:style>
    <style:style style:name="ro8" style:family="table-row">
      <style:table-row-properties style:row-height="0.8492in" fo:break-before="auto" style:use-optimal-row-height="true"/>
    </style:style>
    <style:style style:name="ro9" style:family="table-row">
      <style:table-row-properties style:row-height="1.0154in" fo:break-before="auto" style:use-optimal-row-height="true"/>
    </style:style>
    <style:style style:name="ro10" style:family="table-row">
      <style:table-row-properties style:row-height="1.3472in" fo:break-before="auto" style:use-optimal-row-height="true"/>
    </style:style>
    <style:style style:name="ro11" style:family="table-row">
      <style:table-row-properties style:row-height="0.7043in" fo:break-before="auto" style:use-optimal-row-height="false"/>
    </style:style>
    <style:style style:name="ro12" style:family="table-row">
      <style:table-row-properties style:row-height="0.6634in" fo:break-before="auto" style:use-optimal-row-height="false"/>
    </style:style>
    <style:style style:name="ro13" style:family="table-row">
      <style:table-row-properties style:row-height="0.6839in" fo:break-before="auto" style:use-optimal-row-height="true"/>
    </style:style>
    <style:style style:name="ro14" style:family="table-row">
      <style:table-row-properties style:row-height="1.1811in" fo:break-before="auto" style:use-optimal-row-height="true"/>
    </style:style>
    <style:style style:name="ro15" style:family="table-row">
      <style:table-row-properties style:row-height="0.6772in" fo:break-before="auto" style:use-optimal-row-height="false"/>
    </style:style>
    <style:style style:name="ro16" style:family="table-row">
      <style:table-row-properties style:row-height="0.4008in" fo:break-before="auto" style:use-optimal-row-height="false"/>
    </style:style>
    <style:style style:name="ro17" style:family="table-row">
      <style:table-row-properties style:row-height="0.4693in" fo:break-before="auto" style:use-optimal-row-height="false"/>
    </style:style>
    <style:style style:name="ro18" style:family="table-row">
      <style:table-row-properties style:row-height="0.4972in" fo:break-before="auto" style:use-optimal-row-height="false"/>
    </style:style>
    <style:style style:name="ro19" style:family="table-row">
      <style:table-row-properties style:row-height="0.1929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glyph-orientation-vertical="0" fo:border-bottom="0.0138in solid #000000" fo:background-color="#80808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0.0346in solid #000000" fo:background-color="#c0c0c0"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0.0138in solid #000000" fo:background-color="#c0c0c0"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top"/>
      <style:paragraph-properties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diagonal-bl-tr="none" style:diagonal-tl-br="none" fo:border="0.0138in solid #000000" style:rotation-align="none"/>
    </style:style>
    <style:style style:name="ce6"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8"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order-bottom="0.0138in solid #000000" fo:background-color="#c0c0c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top"/>
      <style:paragraph-properties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0346in solid #000000"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style>
    <style:style style:name="ce14" style:family="table-cell" style:parent-style-name="Default">
      <style:table-cell-properties style:glyph-orientation-vertical="0"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automatic"/>
      <style:paragraph-properties fo:margin-left="0in" style:writing-mode="page"/>
    </style:style>
    <style:style style:name="ce15" style:family="table-cell" style:parent-style-name="Default">
      <style:table-cell-properties style:glyph-orientation-vertical="0" fo:border-bottom="0.0138in solid #000000" fo:background-color="#c0c0c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top"/>
      <style:paragraph-properties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0346in solid #000000" style:diagonal-bl-tr="none" style:diagonal-tl-br="none" fo:border-left="0.0138in solid #000000" fo:border-right="0.0138in solid #000000" style:rotation-align="none" fo:border-top="0.0138in solid #000000"/>
    </style:style>
    <style:style style:name="ce17"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37">
      <style:table-cell-properties style:diagonal-bl-tr="none" style:diagonal-tl-br="none" fo:border="0.0138in solid #000000" style:rotation-align="none"/>
    </style:style>
    <style:style style:name="T1" style:family="text">
      <style:text-properties fo:color="#000000" style:font-name="Consolas" fo:font-size="10pt" style:font-name-asian="Consolas" style:font-size-asian="10pt" style:font-name-complex="Consolas" style:font-size-complex="5.69999980926514pt"/>
    </style:style>
  </office:automatic-styles>
  <office:body>
    <office:spreadsheet>
      <table:content-validations>
        <table:content-validation table:name="val1" table:condition="of:cell-content-is-in-list(&quot;Complex&quot;;&quot;Medium&quot;;&quot;Simple&quot;)" table:allow-empty-cell="true" table:display-list="unsorted" table:base-cell-address="'Add assocciate'.G17">
          <table:error-message table:message-type="stop" table:display="true"/>
        </table:content-validation>
      </table:content-validations>
      <table:table table:name="Home" table:style-name="ta1" table:print="false">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5"/>
        <table:table-column table:style-name="co1" table:default-cell-style-name="Default"/>
        <table:table-row table:style-name="ro1">
          <table:table-cell office:value-type="string" table:number-columns-spanned="10" table:number-rows-spanned="1">
            <text:p>Unit Test Report</text:p>
          </table:table-cell>
          <table:covered-table-cell table:number-columns-repeated="7"/>
          <table:covered-table-cell table:number-columns-repeated="2" table:style-name="ce1"/>
        </table:table-row>
        <table:table-row table:style-name="ro2">
          <table:table-cell table:style-name="ce2" office:value-type="string" table:number-columns-spanned="2" table:number-rows-spanned="1">
            <text:p>Prepared by</text:p>
          </table:table-cell>
          <table:covered-table-cell table:style-name="ce2"/>
          <table:table-cell table:style-name="ce7" office:value-type="string" table:number-columns-spanned="2" table:number-rows-spanned="1">
            <text:p>Mahesh</text:p>
          </table:table-cell>
          <table:covered-table-cell table:style-name="ce7"/>
          <table:table-cell table:style-name="ce10" office:value-type="string" table:number-columns-spanned="3" table:number-rows-spanned="1">
            <text:p>Date: 2016-11-08</text:p>
          </table:table-cell>
          <table:covered-table-cell table:number-columns-repeated="2" table:style-name="ce10"/>
          <table:table-cell table:style-name="ce13"/>
          <table:table-cell table:number-columns-repeated="2"/>
        </table:table-row>
        <table:table-row table:style-name="ro2">
          <table:table-cell table:style-name="ce3" office:value-type="string" table:number-columns-spanned="2" table:number-rows-spanned="1">
            <text:p>Reviewed by</text:p>
          </table:table-cell>
          <table:covered-table-cell table:style-name="ce3"/>
          <table:table-cell table:style-name="ce8" table:number-columns-spanned="2" table:number-rows-spanned="1"/>
          <table:covered-table-cell table:style-name="ce8"/>
          <table:table-cell table:style-name="ce11" office:value-type="string" table:number-columns-spanned="3" table:number-rows-spanned="1">
            <text:p>Date: </text:p>
          </table:table-cell>
          <table:covered-table-cell table:number-columns-repeated="2" table:style-name="ce11"/>
          <table:table-cell table:style-name="ce14"/>
          <table:table-cell table:style-name="ce16" table:number-columns-repeated="2"/>
        </table:table-row>
        <table:table-row table:style-name="ro3">
          <table:table-cell table:style-name="ce4" office:value-type="string" table:number-columns-spanned="1" table:number-rows-spanned="2">
            <text:p>S No.</text:p>
          </table:table-cell>
          <table:table-cell table:style-name="ce6" office:value-type="string" table:number-columns-spanned="1" table:number-rows-spanned="2">
            <text:p>Test Case Id.</text:p>
          </table:table-cell>
          <table:table-cell table:style-name="ce9" office:value-type="string" table:number-columns-spanned="1" table:number-rows-spanned="2">
            <text:p>Name of Function </text:p>
          </table:table-cell>
          <table:table-cell table:style-name="ce6" office:value-type="string" table:number-columns-spanned="1" table:number-rows-spanned="2">
            <text:p>Objective of Function </text:p>
          </table:table-cell>
          <table:table-cell table:style-name="ce6" office:value-type="string" table:number-columns-spanned="1" table:number-rows-spanned="2">
            <text:p>Test Step</text:p>
          </table:table-cell>
          <table:table-cell table:style-name="ce6" office:value-type="string" table:number-columns-spanned="1" table:number-rows-spanned="2">
            <text:p>Test data</text:p>
          </table:table-cell>
          <table:table-cell table:style-name="ce6" office:value-type="string" table:number-columns-spanned="1" table:number-rows-spanned="2">
            <text:p>Test case Complexity</text:p>
          </table:table-cell>
          <table:table-cell table:style-name="ce15" office:value-type="string" table:number-columns-spanned="1" table:number-rows-spanned="2">
            <text:p>Expected Result</text:p>
          </table:table-cell>
          <table:table-cell table:style-name="ce15" office:value-type="string" table:number-columns-spanned="1" table:number-rows-spanned="2">
            <text:p>Actual Result</text:p>
          </table:table-cell>
          <table:table-cell table:style-name="ce15" office:value-type="string" table:number-columns-spanned="1" table:number-rows-spanned="2">
            <text:p>Status</text:p>
          </table:table-cell>
        </table:table-row>
        <table:table-row table:style-name="ro3">
          <table:covered-table-cell table:style-name="ce4"/>
          <table:covered-table-cell table:style-name="ce6"/>
          <table:covered-table-cell table:style-name="ce9"/>
          <table:covered-table-cell table:number-columns-repeated="4" table:style-name="ce6"/>
          <table:covered-table-cell table:number-columns-repeated="3" table:style-name="ce15"/>
        </table:table-row>
        <table:table-row table:style-name="ro4">
          <table:table-cell table:style-name="ce5" office:value-type="float" office:value="1">
            <text:p>1</text:p>
          </table:table-cell>
          <table:table-cell table:style-name="ce5" office:value-type="string">
            <text:p>TCS01</text:p>
          </table:table-cell>
          <table:table-cell table:style-name="ce5" office:value-type="string">
            <text:p>Home </text:p>
          </table:table-cell>
          <table:table-cell table:style-name="ce5" office:value-type="string">
            <text:p>To Display last demo and </text:p>
            <text:p>Demo date ,Upcoming Demo Details</text:p>
          </table:table-cell>
          <table:table-cell table:style-name="ce5" office:value-type="string">
            <text:p>1. Click On Home tab</text:p>
          </table:table-cell>
          <table:table-cell table:style-name="ce5"/>
          <table:table-cell table:style-name="ce12" table:content-validation-name="val1" office:value-type="string">
            <text:p>Complex</text:p>
          </table:table-cell>
          <table:table-cell table:style-name="ce5" office:value-type="string">
            <text:p>Show Last demo conducted,</text:p>
            <text:p>and demo Date and Upcoming demoDetails(Display Demo Name,Start Date,</text:p>
            <text:p>End Date,Start Time,End Time)</text:p>
          </table:table-cell>
          <table:table-cell office:value-type="string">
            <text:p>Displaying Last demo conducted</text:p>
            <text:p>and Demo date(Displaying Demo Name,Start Date,</text:p>
            <text:p>End Date,Start Time,End Time)</text:p>
          </table:table-cell>
          <table:table-cell table:style-name="ce5" office:value-type="string">
            <text:p>Pass</text:p>
          </table:table-cell>
        </table:table-row>
        <table:table-row table:style-name="ro5">
          <table:table-cell table:style-name="Default" office:value-type="float" office:value="2">
            <text:p>2</text:p>
          </table:table-cell>
          <table:table-cell table:style-name="Default" office:value-type="string">
            <text:p>TCS02</text:p>
          </table:table-cell>
          <table:table-cell table:style-name="Default" office:value-type="string">
            <text:p>Home </text:p>
          </table:table-cell>
          <table:table-cell table:style-name="Default" office:value-type="string">
            <text:p>To Display last demo and </text:p>
            <text:p>Demo date ,Upcoming Demo Details</text:p>
          </table:table-cell>
          <table:table-cell table:style-name="Default" office:value-type="string">
            <text:p>1. Click On Home tab</text:p>
          </table:table-cell>
          <table:table-cell table:style-name="Default" office:value-type="string">
            <text:p>if no demo conduted yet and no upcoming demo</text:p>
          </table:table-cell>
          <table:table-cell table:style-name="Default" office:value-type="string">
            <text:p>Complex</text:p>
          </table:table-cell>
          <table:table-cell table:style-name="Default" office:value-type="string">
            <text:p>Display Message:NOTICE: NO DEMO CONDUCTED</text:p>
            <text:p><text:span text:style-name="T1">NO UPCOMING DEMOS AVAILABLE</text:span></text:p>
          </table:table-cell>
          <table:table-cell table:style-name="Default" office:value-type="string">
            <text:p>Displaying Message:NO DEMO CONDUCTED</text:p>
            <text:p><text:span text:style-name="T1">NO UPCOMING DEMOS AVAILABLE</text:span></text:p>
          </table:table-cell>
          <table:table-cell office:value-type="string">
            <text:p>Pass</text:p>
          </table:table-cell>
        </table:table-row>
      </table:table>
      <table:table table:name="Add assocciate" table:style-name="ta1" table:print="false">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12"/>
        <table:table-column table:style-name="co15" table:default-cell-style-name="ce5"/>
        <table:table-column table:style-name="co16" table:default-cell-style-name="ce5"/>
        <table:table-column table:style-name="co17" table:default-cell-style-name="ce5"/>
        <table:table-row table:style-name="ro1">
          <table:table-cell table:style-name="ce1" office:value-type="string" table:number-columns-spanned="10" table:number-rows-spanned="1">
            <text:p>Unit Test Report</text:p>
          </table:table-cell>
          <table:covered-table-cell table:number-columns-repeated="9" table:style-name="ce1"/>
        </table:table-row>
        <table:table-row table:style-name="ro6">
          <table:table-cell table:style-name="ce2" office:value-type="string" table:number-columns-spanned="2" table:number-rows-spanned="1">
            <text:p>Prepared by</text:p>
          </table:table-cell>
          <table:covered-table-cell table:style-name="ce2"/>
          <table:table-cell table:style-name="ce7" office:value-type="string" table:number-columns-spanned="2" table:number-rows-spanned="1">
            <text:p>Sohel</text:p>
          </table:table-cell>
          <table:covered-table-cell table:style-name="ce7"/>
          <table:table-cell table:style-name="ce10" office:value-type="string" table:number-columns-spanned="3" table:number-rows-spanned="1">
            <text:p>Date: 2016-11-09</text:p>
          </table:table-cell>
          <table:covered-table-cell table:number-columns-repeated="2" table:style-name="ce10"/>
          <table:table-cell table:style-name="ce13"/>
          <table:table-cell/>
          <table:table-cell table:style-name="Default"/>
        </table:table-row>
        <table:table-row table:style-name="ro5">
          <table:table-cell table:style-name="ce3" office:value-type="string" table:number-columns-spanned="2" table:number-rows-spanned="1">
            <text:p>Reviewed by</text:p>
          </table:table-cell>
          <table:covered-table-cell table:style-name="ce3"/>
          <table:table-cell table:style-name="ce8" table:number-columns-spanned="2" table:number-rows-spanned="1"/>
          <table:covered-table-cell table:style-name="ce8"/>
          <table:table-cell table:style-name="ce11" office:value-type="string" table:number-columns-spanned="3" table:number-rows-spanned="1">
            <text:p>Date: </text:p>
          </table:table-cell>
          <table:covered-table-cell table:number-columns-repeated="2" table:style-name="ce11"/>
          <table:table-cell table:style-name="ce14"/>
          <table:table-cell table:style-name="ce16" table:number-columns-repeated="2"/>
        </table:table-row>
        <table:table-row table:style-name="ro3">
          <table:table-cell table:style-name="ce4" office:value-type="string" table:number-columns-spanned="1" table:number-rows-spanned="2">
            <text:p>S No.</text:p>
          </table:table-cell>
          <table:table-cell table:style-name="ce6" office:value-type="string" table:number-columns-spanned="1" table:number-rows-spanned="2">
            <text:p>Test Case Id.</text:p>
          </table:table-cell>
          <table:table-cell table:style-name="ce9" office:value-type="string" table:number-columns-spanned="1" table:number-rows-spanned="2">
            <text:p>Name of Function </text:p>
          </table:table-cell>
          <table:table-cell table:style-name="ce6" office:value-type="string" table:number-columns-spanned="1" table:number-rows-spanned="2">
            <text:p>Objective of Function </text:p>
          </table:table-cell>
          <table:table-cell table:style-name="ce6" office:value-type="string" table:number-columns-spanned="1" table:number-rows-spanned="2">
            <text:p>Test Step</text:p>
          </table:table-cell>
          <table:table-cell table:style-name="ce6" office:value-type="string" table:number-columns-spanned="1" table:number-rows-spanned="2">
            <text:p>Test data</text:p>
          </table:table-cell>
          <table:table-cell table:style-name="ce6" office:value-type="string" table:number-columns-spanned="1" table:number-rows-spanned="2">
            <text:p>Test case Complexity</text:p>
          </table:table-cell>
          <table:table-cell table:style-name="ce15" office:value-type="string" table:number-columns-spanned="1" table:number-rows-spanned="2">
            <text:p>Expected Result</text:p>
          </table:table-cell>
          <table:table-cell table:style-name="ce15" office:value-type="string" table:number-columns-spanned="1" table:number-rows-spanned="2">
            <text:p>Actual Result</text:p>
          </table:table-cell>
          <table:table-cell table:style-name="ce15" office:value-type="string" table:number-columns-spanned="1" table:number-rows-spanned="2">
            <text:p>Status</text:p>
          </table:table-cell>
        </table:table-row>
        <table:table-row table:style-name="ro3">
          <table:covered-table-cell table:style-name="ce4"/>
          <table:covered-table-cell table:style-name="ce6"/>
          <table:covered-table-cell table:style-name="ce9"/>
          <table:covered-table-cell table:number-columns-repeated="4" table:style-name="ce6"/>
          <table:covered-table-cell table:number-columns-repeated="3" table:style-name="ce15"/>
        </table:table-row>
        <table:table-row table:style-name="ro4">
          <table:table-cell office:value-type="float" office:value="1">
            <text:p>1</text:p>
          </table:table-cell>
          <table:table-cell office:value-type="string">
            <text:p>TCS01</text:p>
          </table:table-cell>
          <table:table-cell office:value-type="string">
            <text:p>Add Associate Page</text:p>
          </table:table-cell>
          <table:table-cell office:value-type="string">
            <text:p>To Display Add associate page with Add form </text:p>
            <text:p>And Display Associate Details Table </text:p>
            <text:p>Stored in database</text:p>
          </table:table-cell>
          <table:table-cell office:value-type="string">
            <text:p>Click on add associate tab</text:p>
          </table:table-cell>
          <table:table-cell/>
          <table:table-cell table:content-validation-name="val1" office:value-type="string">
            <text:p>Simple</text:p>
          </table:table-cell>
          <table:table-cell office:value-type="string">
            <text:p>Display Add associate page with Add form </text:p>
            <text:p>And Display Associate Details Table </text:p>
            <text:p>Stored in database</text:p>
          </table:table-cell>
          <table:table-cell office:value-type="string">
            <text:p>Displaying Add associate page with Add form </text:p>
            <text:p>And Display Associate Details Table </text:p>
            <text:p>Stored in database</text:p>
          </table:table-cell>
          <table:table-cell office:value-type="string">
            <text:p>pass</text:p>
          </table:table-cell>
        </table:table-row>
        <table:table-row table:style-name="ro7">
          <table:table-cell office:value-type="float" office:value="2">
            <text:p>2</text:p>
          </table:table-cell>
          <table:table-cell office:value-type="string">
            <text:p>TCS02</text:p>
          </table:table-cell>
          <table:table-cell office:value-type="string">
            <text:p>Add Associate Page</text:p>
          </table:table-cell>
          <table:table-cell office:value-type="string">
            <text:p>To Display Add associate page with Add form </text:p>
            <text:p>And Display Associate Details Table </text:p>
            <text:p>Stored in database</text:p>
          </table:table-cell>
          <table:table-cell office:value-type="string">
            <text:p>Click on add associate tab</text:p>
          </table:table-cell>
          <table:table-cell/>
          <table:table-cell table:content-validation-name="val1" office:value-type="string">
            <text:p>Medium</text:p>
          </table:table-cell>
          <table:table-cell office:value-type="string">
            <text:p>Display Add associate page with Add form </text:p>
            <text:p>And Display Error message:No associate present in database</text:p>
          </table:table-cell>
          <table:table-cell office:value-type="string">
            <text:p>Display Add associate page with Add Associate Form </text:p>
            <text:p>Display Error message:</text:p>
            <text:p>No associate present in database</text:p>
          </table:table-cell>
          <table:table-cell office:value-type="string">
            <text:p>pass</text:p>
          </table:table-cell>
        </table:table-row>
        <table:table-row table:style-name="ro8">
          <table:table-cell office:value-type="float" office:value="3">
            <text:p>3</text:p>
          </table:table-cell>
          <table:table-cell office:value-type="string">
            <text:p>TCS03</text:p>
          </table:table-cell>
          <table:table-cell office:value-type="string">
            <text:p>Add Associate</text:p>
          </table:table-cell>
          <table:table-cell office:value-type="string">
            <text:p>Add associate</text:p>
          </table:table-cell>
          <table:table-cell office:value-type="string">
            <text:p>1. Don't <text:s/>Enter associate id</text:p>
            <text:p>2. Don't <text:s/>Enter associate name</text:p>
            <text:p>3. Don't <text:s/>Enter associate mobile number</text:p>
            <text:p>4. Don't <text:s/>Enter associate email id</text:p>
            <text:p>5. Click on Add Associate button</text:p>
          </table:table-cell>
          <table:table-cell table:style-name="ce17"/>
          <table:table-cell table:content-validation-name="val1" office:value-type="string">
            <text:p>Medium</text:p>
          </table:table-cell>
          <table:table-cell office:value-type="string">
            <text:p>Display Error message:</text:p>
            <text:p><text:s text:c="2"/>ENTER PROPER ASSOCIATE ID</text:p>
            <text:p><text:s text:c="2"/>NAME MUST BE BETWEEN 4 AND 30 CHARACTERS </text:p>
            <text:p><text:s text:c="2"/>MOBILE NUMBER MUST BE 10 DIGITS</text:p>
            <text:p><text:s text:c="2"/>ENTER EMAIL</text:p>
          </table:table-cell>
          <table:table-cell office:value-type="string">
            <text:p>Display Error message:</text:p>
            <text:p><text:s text:c="2"/>ENTER PROPER ASSOCIATE ID</text:p>
            <text:p><text:s text:c="2"/>NAME MUST BE BETWEEN 4 AND 30 CHARACTERS </text:p>
            <text:p><text:s text:c="2"/>MOBILE NUMBER MUST BE 10 DIGITS</text:p>
            <text:p><text:s text:c="2"/>ENTER EMAIL</text:p>
          </table:table-cell>
          <table:table-cell office:value-type="string">
            <text:p>pass</text:p>
          </table:table-cell>
        </table:table-row>
        <table:table-row table:style-name="ro8">
          <table:table-cell office:value-type="float" office:value="4">
            <text:p>4</text:p>
          </table:table-cell>
          <table:table-cell office:value-type="string">
            <text:p>TCS04</text:p>
          </table:table-cell>
          <table:table-cell office:value-type="string">
            <text:p>Add Associate</text:p>
          </table:table-cell>
          <table:table-cell office:value-type="string">
            <text:p>Add associate</text:p>
          </table:table-cell>
          <table:table-cell office:value-type="string">
            <text:p>1. Enter associate id</text:p>
            <text:p>2. Don't <text:s/>Enter associate name </text:p>
            <text:p>3. Don't <text:s/>Enter associate mobile number </text:p>
            <text:p>4. Don't <text:s/>Enter associate email id</text:p>
            <text:p>5. Click on Add Associate button</text:p>
          </table:table-cell>
          <table:table-cell office:value-type="string">
            <text:p>Try to enter special character or characters</text:p>
            <text:p>Eg: 10000</text:p>
          </table:table-cell>
          <table:table-cell table:content-validation-name="val1" office:value-type="string">
            <text:p>Medium</text:p>
          </table:table-cell>
          <table:table-cell office:value-type="string">
            <text:p>Should not allow to enter any data other than numeric value.</text:p>
          </table:table-cell>
          <table:table-cell office:value-type="string">
            <text:p>Not able to enter any data other than numeric value and greater than 7 digits</text:p>
          </table:table-cell>
          <table:table-cell office:value-type="string">
            <text:p>pass</text:p>
          </table:table-cell>
        </table:table-row>
        <table:table-row table:style-name="ro8">
          <table:table-cell office:value-type="float" office:value="5">
            <text:p>5</text:p>
          </table:table-cell>
          <table:table-cell office:value-type="string">
            <text:p>TCS05</text:p>
          </table:table-cell>
          <table:table-cell office:value-type="string">
            <text:p>Add Associate</text:p>
          </table:table-cell>
          <table:table-cell office:value-type="string">
            <text:p>Add associate</text:p>
          </table:table-cell>
          <table:table-cell office:value-type="string">
            <text:p>1. Enter associate id </text:p>
            <text:p>2. Don't <text:s/>Enter associate name </text:p>
            <text:p>3. Don't <text:s/>Enter associate mobile number </text:p>
            <text:p>4. Don't <text:s/>Enter associate email id </text:p>
            <text:p>5. Click on Add Associate button</text:p>
          </table:table-cell>
          <table:table-cell office:value-type="string">
            <text:p>Enter any Associate id with id less than </text:p>
            <text:p>5 digit</text:p>
            <text:p>Eg. 1000</text:p>
            <text:p/>
          </table:table-cell>
          <table:table-cell table:content-validation-name="val1" office:value-type="string">
            <text:p>Medium</text:p>
          </table:table-cell>
          <table:table-cell office:value-type="string">
            <text:p>Display Error message:</text:p>
            <text:p><text:s text:c="2"/>ID MUST BE MINIMUM 5 DIGITS</text:p>
            <text:p><text:s text:c="2"/>NAME MUST BE BETWEEN 4 AND 30 CHARACTERS</text:p>
            <text:p><text:s text:c="2"/>MOBILE NUMBER MUST BE 10 DIGITS </text:p>
            <text:p><text:s text:c="2"/>ENTER EMAIL</text:p>
          </table:table-cell>
          <table:table-cell office:value-type="string">
            <text:p>Display Error message:</text:p>
            <text:p><text:s text:c="2"/>ID MUST BE MINIMUM 5 DIGITS</text:p>
            <text:p><text:s text:c="2"/>NAME MUST BE BETWEEN 4 AND 30 CHARACTERS</text:p>
            <text:p><text:s text:c="2"/>MOBILE NUMBER MUST BE 10 DIGITS </text:p>
            <text:p><text:s text:c="2"/>ENTER EMAIL</text:p>
          </table:table-cell>
          <table:table-cell office:value-type="string">
            <text:p>pass</text:p>
          </table:table-cell>
        </table:table-row>
        <table:table-row table:style-name="ro8">
          <table:table-cell office:value-type="float" office:value="6">
            <text:p>6</text:p>
          </table:table-cell>
          <table:table-cell office:value-type="string">
            <text:p>TCS06</text:p>
          </table:table-cell>
          <table:table-cell office:value-type="string">
            <text:p>Add Associate</text:p>
          </table:table-cell>
          <table:table-cell office:value-type="string">
            <text:p>Add associate</text:p>
          </table:table-cell>
          <table:table-cell office:value-type="string">
            <text:p>1. Enter associate id </text:p>
            <text:p>2. Don't <text:s/>Enter associate name </text:p>
            <text:p>3. Don't <text:s/>Enter associate mobile number </text:p>
            <text:p>4. Don't <text:s/>Enter associate email id </text:p>
            <text:p>5. Click on Add Associate button</text:p>
          </table:table-cell>
          <table:table-cell office:value-type="string">
            <text:p>Enter any Associate id with id between 5 to 7 digits</text:p>
            <text:p>Eg. 10000</text:p>
          </table:table-cell>
          <table:table-cell table:content-validation-name="val1" office:value-type="string">
            <text:p>Medium</text:p>
          </table:table-cell>
          <table:table-cell office:value-type="string">
            <text:p>Accept associate id</text:p>
            <text:p>Display error message:</text:p>
            <text:p><text:s text:c="2"/>NAME MUST BE BETWEEN 4 AND 30 CHARACTERS</text:p>
            <text:p><text:s text:c="2"/>MOBILE NUMBER MUST BE 10 DIGITS </text:p>
            <text:p><text:s text:c="2"/>ENTER EMAIL</text:p>
          </table:table-cell>
          <table:table-cell office:value-type="string">
            <text:p>Accept associate id</text:p>
            <text:p>Display error message:</text:p>
            <text:p><text:s text:c="2"/>NAME MUST BE BETWEEN 4 AND 30 CHARACTERS</text:p>
            <text:p><text:s text:c="2"/>MOBILE NUMBER MUST BE 10 DIGITS </text:p>
            <text:p><text:s text:c="2"/>ENTER EMAIL</text:p>
          </table:table-cell>
          <table:table-cell office:value-type="string">
            <text:p>pass</text:p>
          </table:table-cell>
        </table:table-row>
        <table:table-row table:style-name="ro8">
          <table:table-cell office:value-type="float" office:value="7">
            <text:p>7</text:p>
          </table:table-cell>
          <table:table-cell office:value-type="string">
            <text:p>TCS07</text:p>
          </table:table-cell>
          <table:table-cell office:value-type="string">
            <text:p>Add Associate</text:p>
          </table:table-cell>
          <table:table-cell office:value-type="string">
            <text:p>Add associate</text:p>
          </table:table-cell>
          <table:table-cell office:value-type="string">
            <text:p>1. Don't Enter associate id </text:p>
            <text:p>2. Enter associate name </text:p>
            <text:p>3. Don't <text:s/>Enter associate mobile number </text:p>
            <text:p>4. Don't <text:s/>Enter associate email id </text:p>
            <text:p>5. Click on Add Associate button</text:p>
          </table:table-cell>
          <table:table-cell office:value-type="string">
            <text:p>Enter any Associate name with numeric and</text:p>
            <text:p>special charecters</text:p>
            <text:p>Eg. @abc123</text:p>
          </table:table-cell>
          <table:table-cell table:content-validation-name="val1" office:value-type="string">
            <text:p>Medium</text:p>
          </table:table-cell>
          <table:table-cell office:value-type="string">
            <text:p>should not able to enter any data <text:s/>other than characters. </text:p>
          </table:table-cell>
          <table:table-cell office:value-type="string">
            <text:p>Do not allow addition of character other than space and characters</text:p>
          </table:table-cell>
          <table:table-cell office:value-type="string">
            <text:p>pass</text:p>
          </table:table-cell>
        </table:table-row>
        <table:table-row table:style-name="ro8">
          <table:table-cell office:value-type="float" office:value="8">
            <text:p>8</text:p>
          </table:table-cell>
          <table:table-cell office:value-type="string">
            <text:p>TCS08</text:p>
          </table:table-cell>
          <table:table-cell office:value-type="string">
            <text:p>Add Associate</text:p>
          </table:table-cell>
          <table:table-cell office:value-type="string">
            <text:p>Add associate</text:p>
          </table:table-cell>
          <table:table-cell office:value-type="string">
            <text:p>1. Don't Enter associate id </text:p>
            <text:p>2. Enter associate name </text:p>
            <text:p>3. Don't <text:s/>Enter associate mobile number </text:p>
            <text:p>4. Don't <text:s/>Enter associate email id </text:p>
            <text:p>5. Click on Add Associate button</text:p>
          </table:table-cell>
          <table:table-cell office:value-type="string">
            <text:p>Enter any Associate name (From A to Z or a to z) </text:p>
            <text:p>Eg. abcd</text:p>
          </table:table-cell>
          <table:table-cell table:content-validation-name="val1" office:value-type="string">
            <text:p>Medium</text:p>
          </table:table-cell>
          <table:table-cell office:value-type="string">
            <text:p>Display error message:</text:p>
            <text:p><text:s text:c="2"/>ENTER PROPER ASSOCIATE ID </text:p>
            <text:p><text:s text:c="2"/>MOBILE NUMBER MUST BE 10 DIGITS</text:p>
            <text:p><text:s text:c="3"/>ENTER EMAIL</text:p>
          </table:table-cell>
          <table:table-cell office:value-type="string">
            <text:p>Displaying <text:s/>Error message:</text:p>
            <text:p><text:s text:c="2"/>ENTER PROPER ASSOCIATE ID </text:p>
            <text:p><text:s text:c="2"/>MOBILE NUMBER MUST BE 10 DIGITS </text:p>
            <text:p><text:s text:c="2"/>ENTER EMAIL</text:p>
          </table:table-cell>
          <table:table-cell office:value-type="string">
            <text:p>pass</text:p>
          </table:table-cell>
        </table:table-row>
        <table:table-row table:style-name="ro8">
          <table:table-cell office:value-type="float" office:value="9">
            <text:p>9</text:p>
          </table:table-cell>
          <table:table-cell office:value-type="string">
            <text:p>TCS09</text:p>
          </table:table-cell>
          <table:table-cell office:value-type="string">
            <text:p>Add Associate</text:p>
          </table:table-cell>
          <table:table-cell office:value-type="string">
            <text:p>Add associate</text:p>
          </table:table-cell>
          <table:table-cell office:value-type="string">
            <text:p>1. Don't Enter associate id </text:p>
            <text:p>2. Don't Enter associate name </text:p>
            <text:p>3. Enter associate mobile number </text:p>
            <text:p>4. Don't <text:s/>Enter associate email id </text:p>
            <text:p>5. Click on Add Associate button</text:p>
          </table:table-cell>
          <table:table-cell office:value-type="string">
            <text:p>Try to enter the character and special charecter</text:p>
            <text:p>Eg: @,!</text:p>
            <text:p><text:s text:c="2"/></text:p>
          </table:table-cell>
          <table:table-cell table:content-validation-name="val1" office:value-type="string">
            <text:p>Medium</text:p>
          </table:table-cell>
          <table:table-cell office:value-type="string">
            <text:p>Should not able to enter any data <text:s/>other than numeric value.</text:p>
            <text:p/>
          </table:table-cell>
          <table:table-cell office:value-type="string">
            <text:p>Not able to enter any data <text:s/>other than numeric value.</text:p>
            <text:p/>
          </table:table-cell>
          <table:table-cell office:value-type="string">
            <text:p>pass</text:p>
          </table:table-cell>
        </table:table-row>
        <table:table-row table:style-name="ro8">
          <table:table-cell office:value-type="float" office:value="10">
            <text:p>10</text:p>
          </table:table-cell>
          <table:table-cell office:value-type="string">
            <text:p>TCS10</text:p>
          </table:table-cell>
          <table:table-cell office:value-type="string">
            <text:p>Add Associate</text:p>
          </table:table-cell>
          <table:table-cell office:value-type="string">
            <text:p>Add associate</text:p>
          </table:table-cell>
          <table:table-cell office:value-type="string">
            <text:p>1. Don't Enter associate id </text:p>
            <text:p>2. Don't Enter associate name </text:p>
            <text:p>3. Enter associate mobile number </text:p>
            <text:p>4. Don't <text:s/>Enter associate email id </text:p>
            <text:p>5. Click on Add Associate button</text:p>
          </table:table-cell>
          <table:table-cell office:value-type="string">
            <text:p>Enter mobile numberless than 10 digits</text:p>
            <text:p>Eg: 78945</text:p>
          </table:table-cell>
          <table:table-cell table:content-validation-name="val1" office:value-type="string">
            <text:p>Medium</text:p>
          </table:table-cell>
          <table:table-cell office:value-type="string">
            <text:p>Display error message: </text:p>
            <text:p><text:s text:c="2"/>ENTER PROPER ASSOCIATE ID </text:p>
            <text:p><text:s text:c="2"/>NAME MUST BE BETWEEN 4 AND 30 CHARACTERS</text:p>
            <text:p><text:s text:c="2"/>MOBILE NUMBER MUST BE 10 DIGITS </text:p>
            <text:p><text:s text:c="3"/>ENTER EMAIL</text:p>
          </table:table-cell>
          <table:table-cell office:value-type="string">
            <text:p>Display error message: </text:p>
            <text:p><text:s text:c="2"/>ENTER PROPER ASSOCIATE ID </text:p>
            <text:p><text:s text:c="2"/>NAME MUST BE BETWEEN 4 AND 30 CHARACTERS</text:p>
            <text:p><text:s text:c="2"/>MOBILE NUMBER MUST BE 10 DIGITS </text:p>
            <text:p><text:s text:c="3"/>ENTER EMAIL</text:p>
          </table:table-cell>
          <table:table-cell office:value-type="string">
            <text:p>pass</text:p>
          </table:table-cell>
        </table:table-row>
        <table:table-row table:style-name="ro8">
          <table:table-cell office:value-type="float" office:value="11">
            <text:p>11</text:p>
          </table:table-cell>
          <table:table-cell office:value-type="string">
            <text:p>TCS11</text:p>
          </table:table-cell>
          <table:table-cell office:value-type="string">
            <text:p>Add Associate</text:p>
          </table:table-cell>
          <table:table-cell office:value-type="string">
            <text:p>Add associate</text:p>
          </table:table-cell>
          <table:table-cell office:value-type="string">
            <text:p>1. Don't Enter associate id </text:p>
            <text:p>2. Don't Enter associate name </text:p>
            <text:p>3. Enter associate mobile number </text:p>
            <text:p>4. Don't <text:s/>Enter associate email id </text:p>
            <text:p>5. Click on Add Associate button</text:p>
          </table:table-cell>
          <table:table-cell office:value-type="string">
            <text:p>Enter mobile numberequals to 10digits </text:p>
            <text:p>Eg: Mobile number=7894561230</text:p>
          </table:table-cell>
          <table:table-cell table:content-validation-name="val1" office:value-type="string">
            <text:p>Medium</text:p>
          </table:table-cell>
          <table:table-cell office:value-type="string">
            <text:p>Acccept mobile number</text:p>
            <text:p>Display error message: </text:p>
            <text:p><text:s text:c="2"/>ENTER PROPER ASSOCIATE ID </text:p>
            <text:p><text:s text:c="2"/>NAME MUST BE BETWEEN 4 AND 30 CHARACTERS </text:p>
            <text:p><text:s text:c="2"/>ENTER EMAIL</text:p>
          </table:table-cell>
          <table:table-cell office:value-type="string">
            <text:p>Acccept mobile number</text:p>
            <text:p>Displaying error message:</text:p>
            <text:p><text:s text:c="2"/>ENTER PROPER ASSOCIATE ID</text:p>
            <text:p><text:s text:c="2"/>NAME MUST BE BETWEEN 4 AND 30 CHARACTERS </text:p>
            <text:p><text:s text:c="2"/>ENTER EMAIL</text:p>
          </table:table-cell>
          <table:table-cell office:value-type="string">
            <text:p>pass</text:p>
          </table:table-cell>
        </table:table-row>
        <table:table-row table:style-name="ro8">
          <table:table-cell office:value-type="float" office:value="12">
            <text:p>12</text:p>
          </table:table-cell>
          <table:table-cell office:value-type="string">
            <text:p>TCS12</text:p>
          </table:table-cell>
          <table:table-cell office:value-type="string">
            <text:p>Add Associate</text:p>
          </table:table-cell>
          <table:table-cell office:value-type="string">
            <text:p>Add associate</text:p>
          </table:table-cell>
          <table:table-cell office:value-type="string">
            <text:p>1. Don't Enter associate id </text:p>
            <text:p>2. Don't <text:s/>Enter associate name </text:p>
            <text:p>3. Don't <text:s/>Enter associate mobile number </text:p>
            <text:p>4. Enter associate email id </text:p>
            <text:p>5. Click on Add Associate button</text:p>
          </table:table-cell>
          <table:table-cell office:value-type="string">
            <text:p>Enter email id without @ and .com </text:p>
            <text:p>Eg: Email id= xyz</text:p>
          </table:table-cell>
          <table:table-cell table:content-validation-name="val1" office:value-type="string">
            <text:p>Medium</text:p>
          </table:table-cell>
          <table:table-cell office:value-type="string">
            <text:p>Display Error message:</text:p>
            <text:p><text:s text:c="2"/>ENTER PROPER ASSOCIATE ID </text:p>
            <text:p><text:s text:c="2"/>NAME MUST BE BETWEEN 4 AND 30 CHARACTERS</text:p>
            <text:p><text:s text:c="2"/>MOBILE NUMBER MUST BE 10 DIGITS </text:p>
            <text:p><text:s text:c="2"/>ENTER WELL FORMED EMAIL</text:p>
          </table:table-cell>
          <table:table-cell office:value-type="string">
            <text:p>Displaying <text:s/>Error message:</text:p>
            <text:p><text:s text:c="2"/>ENTER PROPER ASSOCIATE ID</text:p>
            <text:p><text:s text:c="2"/>NAME MUST BE BETWEEN 4 AND 30 CHARACTERS</text:p>
            <text:p><text:s text:c="2"/>MOBILE NUMBER MUST BE 10 DIGITS</text:p>
            <text:p><text:s text:c="2"/>ENTER WELL FORMED EMAIL</text:p>
          </table:table-cell>
          <table:table-cell office:value-type="string">
            <text:p>pass</text:p>
          </table:table-cell>
        </table:table-row>
        <table:table-row table:style-name="ro8">
          <table:table-cell office:value-type="float" office:value="13">
            <text:p>13</text:p>
          </table:table-cell>
          <table:table-cell office:value-type="string">
            <text:p>TCS13</text:p>
          </table:table-cell>
          <table:table-cell office:value-type="string">
            <text:p>Add Associate</text:p>
          </table:table-cell>
          <table:table-cell office:value-type="string">
            <text:p>Add associate</text:p>
          </table:table-cell>
          <table:table-cell office:value-type="string">
            <text:p>1. Don't Enter associate id </text:p>
            <text:p>2. Don't <text:s/>Enter associate name </text:p>
            <text:p>3. Don't <text:s/>Enter associate mobile number </text:p>
            <text:p>4. Enter associate email id </text:p>
            <text:p>5. Click on Add Associate button</text:p>
          </table:table-cell>
          <table:table-cell office:value-type="string">
            <text:p>Enter email id with @ and without .com </text:p>
            <text:p>Eg: Email id= xyz@tcs</text:p>
          </table:table-cell>
          <table:table-cell table:content-validation-name="val1" office:value-type="string">
            <text:p>Medium</text:p>
          </table:table-cell>
          <table:table-cell office:value-type="string">
            <text:p>Display Error message:</text:p>
            <text:p><text:s text:c="2"/>ENTER PROPER ASSOCIATE ID</text:p>
            <text:p><text:s text:c="2"/>NAME MUST BE BETWEEN 4 AND 30 CHARACTERS</text:p>
            <text:p><text:s text:c="2"/>MOBILE NUMBER MUST BE 10 DIGITS </text:p>
            <text:p><text:s text:c="2"/>ENTER WELL FORMED EMAIL</text:p>
          </table:table-cell>
          <table:table-cell office:value-type="string">
            <text:p>Accept email</text:p>
            <text:p>Displaying <text:s/>Error message:</text:p>
            <text:p><text:s text:c="2"/>ENTER PROPER ASSOCIATE ID</text:p>
            <text:p><text:s text:c="2"/>NAME MUST BE BETWEEN 4 AND 30 CHARACTERS </text:p>
            <text:p><text:s text:c="2"/>MOBILE NUMBER MUST BE 10 DIGITS</text:p>
          </table:table-cell>
          <table:table-cell office:value-type="string">
            <text:p>Fail</text:p>
          </table:table-cell>
        </table:table-row>
        <table:table-row table:style-name="ro8">
          <table:table-cell office:value-type="float" office:value="14">
            <text:p>14</text:p>
          </table:table-cell>
          <table:table-cell office:value-type="string">
            <text:p>TCS14</text:p>
          </table:table-cell>
          <table:table-cell office:value-type="string">
            <text:p>Add Associate</text:p>
          </table:table-cell>
          <table:table-cell office:value-type="string">
            <text:p>Add associate</text:p>
          </table:table-cell>
          <table:table-cell office:value-type="string">
            <text:p>1.Don't Enter associate id </text:p>
            <text:p>2. Don't <text:s/>Enter associate name </text:p>
            <text:p>3. Don't <text:s/>Enter associate mobile number </text:p>
            <text:p>4. Enter associate email id </text:p>
            <text:p>5. Click on Add Associate button</text:p>
          </table:table-cell>
          <table:table-cell office:value-type="string">
            <text:p>Enter email id with only numeric and @ and .com</text:p>
            <text:p>Eg: <text:a xlink:href="mailto:123@tcs.com">123@tcs.com</text:a></text:p>
          </table:table-cell>
          <table:table-cell table:content-validation-name="val1" office:value-type="string">
            <text:p>Medium</text:p>
          </table:table-cell>
          <table:table-cell office:value-type="string">
            <text:p>Display Error message:</text:p>
            <text:p><text:s text:c="2"/>ENTER PROPER ASSOCIATE ID</text:p>
            <text:p><text:s text:c="2"/>NAME MUST BE BETWEEN 4 AND 30 CHARACTERS</text:p>
            <text:p><text:s text:c="2"/>MOBILE NUMBER MUST BE 10 DIGITS </text:p>
            <text:p><text:s text:c="2"/>ENTER WELL FORMED EMAIL</text:p>
          </table:table-cell>
          <table:table-cell office:value-type="string">
            <text:p>Accept email</text:p>
            <text:p>Displaying <text:s/>Error message:</text:p>
            <text:p><text:s text:c="2"/>ENTER PROPER ASSOCIATE ID</text:p>
            <text:p><text:s text:c="2"/>NAME MUST BE BETWEEN 4 AND 30 CHARACTERS </text:p>
            <text:p><text:s text:c="2"/>MOBILE NUMBER MUST BE 10 DIGITS</text:p>
          </table:table-cell>
          <table:table-cell office:value-type="string">
            <text:p>Fail</text:p>
          </table:table-cell>
        </table:table-row>
        <table:table-row table:style-name="ro8">
          <table:table-cell office:value-type="float" office:value="15">
            <text:p>15</text:p>
          </table:table-cell>
          <table:table-cell office:value-type="string">
            <text:p>TCS15</text:p>
          </table:table-cell>
          <table:table-cell office:value-type="string">
            <text:p>Add Associate</text:p>
          </table:table-cell>
          <table:table-cell office:value-type="string">
            <text:p>Add associate</text:p>
          </table:table-cell>
          <table:table-cell office:value-type="string">
            <text:p>1. Don't Enter associate id </text:p>
            <text:p>2. Don't <text:s/>Enter associate name </text:p>
            <text:p>3. Don't <text:s/>Enter associate mobile number </text:p>
            <text:p>4. Enter associate email id </text:p>
            <text:p>5. Click on Add Associate button</text:p>
          </table:table-cell>
          <table:table-cell office:value-type="string">
            <text:p>Enter valid email id </text:p>
            <text:p>Eg: Email id= xyz@tcs.com</text:p>
          </table:table-cell>
          <table:table-cell table:content-validation-name="val1" office:value-type="string">
            <text:p>Medium</text:p>
          </table:table-cell>
          <table:table-cell office:value-type="string">
            <text:p>Accept email</text:p>
            <text:p>Display Error message:</text:p>
            <text:p><text:s text:c="2"/>ENTER PROPER ASSOCIATE ID </text:p>
            <text:p><text:s/>NAME MUST BE BETWEEN 4 AND 30 CHARACTERS</text:p>
            <text:p><text:s text:c="3"/>MOBILE NUMBER MUST BE 10 DIGITS</text:p>
          </table:table-cell>
          <table:table-cell office:value-type="string">
            <text:p>Accept email</text:p>
            <text:p>Displaying <text:s/>Error message:</text:p>
            <text:p><text:s text:c="2"/>ENTER PROPER ASSOCIATE ID </text:p>
            <text:p><text:s text:c="2"/>NAME MUST BE BETWEEN 4 AND 30 CHARACTERS</text:p>
            <text:p><text:s text:c="2"/>MOBILE NUMBER MUST BE 10 DIGITS</text:p>
          </table:table-cell>
          <table:table-cell office:value-type="string">
            <text:p>pass</text:p>
          </table:table-cell>
        </table:table-row>
        <table:table-row table:style-name="ro8">
          <table:table-cell office:value-type="float" office:value="16">
            <text:p>16</text:p>
          </table:table-cell>
          <table:table-cell office:value-type="string">
            <text:p>TCS16</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Don't <text:s/>Enter associate mobile number </text:p>
            <text:p>4. Don't <text:s/>Enter associate email id </text:p>
            <text:p>5. Click on Add Associate button</text:p>
          </table:table-cell>
          <table:table-cell office:value-type="string">
            <text:p>Enter associate id with 5 to 7 digits and </text:p>
            <text:p>Associate name with only <text:s/>characters</text:p>
            <text:p>Eg: Associate id=10000 </text:p>
            <text:p><text:s text:c="8"/>Associate name=abcd</text:p>
          </table:table-cell>
          <table:table-cell table:content-validation-name="val1" office:value-type="string">
            <text:p>Medium</text:p>
          </table:table-cell>
          <table:table-cell office:value-type="string">
            <text:p>Accept associate id and associate name</text:p>
            <text:p>Display Error message</text:p>
            <text:p>: <text:s/>MOBILE NUMBER MUST BE 10 DIGITS</text:p>
            <text:p><text:s text:c="3"/>ENTER EMAIL</text:p>
          </table:table-cell>
          <table:table-cell office:value-type="string">
            <text:p>Accept associate id and associate name</text:p>
            <text:p>Displaying <text:s/>Error message:</text:p>
            <text:p><text:s text:c="2"/>MOBILE NUMBER MUST BE 10 DIGITS</text:p>
            <text:p><text:s text:c="3"/>ENTER EMAIL</text:p>
          </table:table-cell>
          <table:table-cell office:value-type="string">
            <text:p>pass</text:p>
          </table:table-cell>
        </table:table-row>
        <table:table-row table:style-name="ro8">
          <table:table-cell office:value-type="float" office:value="17">
            <text:p>17</text:p>
          </table:table-cell>
          <table:table-cell office:value-type="string">
            <text:p>TCS17</text:p>
          </table:table-cell>
          <table:table-cell office:value-type="string">
            <text:p>Add Associate</text:p>
          </table:table-cell>
          <table:table-cell office:value-type="string">
            <text:p>Add associate</text:p>
          </table:table-cell>
          <table:table-cell office:value-type="string">
            <text:p>1. Enter associate id </text:p>
            <text:p>2. Don't <text:s/>Enter associate name </text:p>
            <text:p>3. Enter associate mobile number </text:p>
            <text:p>4. Don't <text:s/>Enter associate email id </text:p>
            <text:p>5. Click on Add Associate button</text:p>
          </table:table-cell>
          <table:table-cell office:value-type="string">
            <text:p>Enter associate id with 5 to 7 digits and </text:p>
            <text:p>Associate mobile number with ten digits</text:p>
            <text:p>Eg: Associate id=100000</text:p>
            <text:p><text:s text:c="7"/>mobile number=7894561230</text:p>
          </table:table-cell>
          <table:table-cell table:content-validation-name="val1" office:value-type="string">
            <text:p>Medium</text:p>
          </table:table-cell>
          <table:table-cell office:value-type="string">
            <text:p>Accept associate id and mobile number</text:p>
            <text:p>Display Error message:</text:p>
            <text:p><text:s/>NAME MUST BE BETWEEN 4 AND 30 CHARACTERS</text:p>
            <text:p><text:s text:c="3"/>ENTER EMAIL</text:p>
          </table:table-cell>
          <table:table-cell office:value-type="string">
            <text:p>Accept associate id and mobile number</text:p>
            <text:p>Displaying <text:s/>Error message:</text:p>
            <text:p><text:s/>NAME MUST BE BETWEEN 4 AND 30 CHARACTERS </text:p>
            <text:p><text:s/>ENTER EMAIL</text:p>
          </table:table-cell>
          <table:table-cell office:value-type="string">
            <text:p>pass</text:p>
          </table:table-cell>
        </table:table-row>
        <table:table-row table:style-name="ro8">
          <table:table-cell office:value-type="float" office:value="18">
            <text:p>18</text:p>
          </table:table-cell>
          <table:table-cell office:value-type="string">
            <text:p>TCS18</text:p>
          </table:table-cell>
          <table:table-cell office:value-type="string">
            <text:p>Add Associate</text:p>
          </table:table-cell>
          <table:table-cell office:value-type="string">
            <text:p>Add associate</text:p>
          </table:table-cell>
          <table:table-cell office:value-type="string">
            <text:p>1. Don't Enter associate id </text:p>
            <text:p>2. Enter associate name </text:p>
            <text:p>3. Don't Enter associate mobile number </text:p>
            <text:p>4. Enter associate email id </text:p>
            <text:p>5. Click on Add Associate button</text:p>
          </table:table-cell>
          <table:table-cell office:value-type="string">
            <text:p>Associate name with only <text:s/>characters.</text:p>
            <text:p>And enter valid Email Id</text:p>
            <text:p>Eg: Associate name=abcd</text:p>
            <text:p><text:s text:c="7"/>Email id= xyz@tcs.com</text:p>
          </table:table-cell>
          <table:table-cell table:content-validation-name="val1" office:value-type="string">
            <text:p>Medium</text:p>
          </table:table-cell>
          <table:table-cell office:value-type="string">
            <text:p>Accept associate name and email</text:p>
            <text:p>Display Error message:</text:p>
            <text:p><text:s text:c="2"/>ENTER PROPER ASSOCIATE ID</text:p>
            <text:p><text:s text:c="3"/>MOBILE NUMBER MUST BE 10 DIGITS</text:p>
          </table:table-cell>
          <table:table-cell office:value-type="string">
            <text:p>Accept associate name and email</text:p>
            <text:p>Displaying <text:s/>Error message:</text:p>
            <text:p><text:s text:c="2"/>ENTER PROPER ASSOCIATE ID</text:p>
            <text:p><text:s text:c="2"/>MOBILE NUMBER MUST BE 10 DIGITS</text:p>
          </table:table-cell>
          <table:table-cell office:value-type="string">
            <text:p>pass</text:p>
          </table:table-cell>
        </table:table-row>
        <table:table-row table:style-name="ro8">
          <table:table-cell office:value-type="float" office:value="19">
            <text:p>19</text:p>
          </table:table-cell>
          <table:table-cell office:value-type="string">
            <text:p>TCS19</text:p>
          </table:table-cell>
          <table:table-cell office:value-type="string">
            <text:p>Add Associate</text:p>
          </table:table-cell>
          <table:table-cell office:value-type="string">
            <text:p>Add associate</text:p>
          </table:table-cell>
          <table:table-cell office:value-type="string">
            <text:p>1. Don't Enter associate id </text:p>
            <text:p>2. Enter associate name </text:p>
            <text:p>3. Enter associate mobile number </text:p>
            <text:p>4. Don't <text:s/>Enter associate email id </text:p>
            <text:p>5. Click on Add Associate button</text:p>
          </table:table-cell>
          <table:table-cell office:value-type="string">
            <text:p>Associate name with only <text:s/>characters.</text:p>
            <text:p>Associate mobile number with ten digits</text:p>
            <text:p>Eg: Associate name=abcd</text:p>
            <text:p><text:s text:c="7"/>mobile number=7894561230</text:p>
          </table:table-cell>
          <table:table-cell table:content-validation-name="val1" office:value-type="string">
            <text:p>Medium</text:p>
          </table:table-cell>
          <table:table-cell office:value-type="string">
            <text:p>Accept associate name and mobile number</text:p>
            <text:p>Display Error message:</text:p>
            <text:p><text:s text:c="2"/>ENTER PROPER ASSOCIATE ID </text:p>
            <text:p><text:s text:c="2"/>ENTER EMAIL</text:p>
          </table:table-cell>
          <table:table-cell office:value-type="string">
            <text:p>Accept associate name and mobile number</text:p>
            <text:p>Displaying <text:s/>Error message:</text:p>
            <text:p><text:s text:c="2"/>ENTER PROPER ASSOCIATE ID</text:p>
            <text:p><text:s text:c="2"/>ENTER EMAIL</text:p>
          </table:table-cell>
          <table:table-cell office:value-type="string">
            <text:p>pass</text:p>
          </table:table-cell>
        </table:table-row>
        <table:table-row table:style-name="ro9">
          <table:table-cell office:value-type="float" office:value="20">
            <text:p>20</text:p>
          </table:table-cell>
          <table:table-cell office:value-type="string">
            <text:p>TCS20</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Enter associate mobile number </text:p>
            <text:p>4. Don't <text:s/>Enter associate email id </text:p>
            <text:p>5. Click on Add Associate button</text:p>
          </table:table-cell>
          <table:table-cell office:value-type="string">
            <text:p>Enter associate id with 5 to 7 digits</text:p>
            <text:p>Associate name with only <text:s/>characters.</text:p>
            <text:p>Associate mobile number with ten digits</text:p>
            <text:p>Eg: Associate id=10000</text:p>
            <text:p><text:s text:c="7"/>Associate name=abcd</text:p>
            <text:p><text:s text:c="7"/>mobile number=7894561230</text:p>
          </table:table-cell>
          <table:table-cell table:content-validation-name="val1" office:value-type="string">
            <text:p>Medium</text:p>
          </table:table-cell>
          <table:table-cell office:value-type="string">
            <text:p>Accept associate name, id and mobile number</text:p>
            <text:p>Display Error message:</text:p>
            <text:p><text:s text:c="2"/>ENTER EMAIL</text:p>
          </table:table-cell>
          <table:table-cell office:value-type="string">
            <text:p>Accept associate name, id and mobile number</text:p>
            <text:p>Displaying <text:s/>Error message:</text:p>
            <text:p><text:s text:c="2"/>ENTER EMAIL</text:p>
          </table:table-cell>
          <table:table-cell office:value-type="string">
            <text:p>pass</text:p>
          </table:table-cell>
        </table:table-row>
        <table:table-row table:style-name="ro8">
          <table:table-cell office:value-type="float" office:value="21">
            <text:p>21</text:p>
          </table:table-cell>
          <table:table-cell office:value-type="string">
            <text:p>TCS21</text:p>
          </table:table-cell>
          <table:table-cell office:value-type="string">
            <text:p>Add Associate</text:p>
          </table:table-cell>
          <table:table-cell office:value-type="string">
            <text:p>Add associate</text:p>
          </table:table-cell>
          <table:table-cell office:value-type="string">
            <text:p>1. Enter associate id </text:p>
            <text:p>2. Don't <text:s/>Enter associate name </text:p>
            <text:p>3. Don't Enter associate mobile number </text:p>
            <text:p>4. Enter associate email id </text:p>
            <text:p>5. Click on Add Associate button</text:p>
          </table:table-cell>
          <table:table-cell office:value-type="string">
            <text:p>Enter associate id with 5 to 7 digits and </text:p>
            <text:p>And enter valid Email Id</text:p>
            <text:p>Eg: Associate id=10000</text:p>
            <text:p><text:s text:c="8"/>Email id= xyz@tcs.com</text:p>
          </table:table-cell>
          <table:table-cell table:content-validation-name="val1" office:value-type="string">
            <text:p>Medium</text:p>
          </table:table-cell>
          <table:table-cell office:value-type="string">
            <text:p>Accept associate id, email</text:p>
            <text:p>Display Error message:</text:p>
            <text:p><text:s/>NAME MUST BE BETWEEN 4 AND 30 CHARACTERS </text:p>
            <text:p><text:s/>MOBILE NUMBER MUST BE 10 DIGITS</text:p>
          </table:table-cell>
          <table:table-cell office:value-type="string">
            <text:p>Accept associate id, email</text:p>
            <text:p>Displaying <text:s/>Error message:</text:p>
            <text:p><text:s/>NAME MUST BE BETWEEN 4 AND 30 CHARACTERS </text:p>
            <text:p><text:s/>MOBILE NUMBER MUST BE 10 DIGITS</text:p>
          </table:table-cell>
          <table:table-cell office:value-type="string">
            <text:p>pass</text:p>
          </table:table-cell>
        </table:table-row>
        <table:table-row table:style-name="ro8">
          <table:table-cell office:value-type="float" office:value="22">
            <text:p>22</text:p>
          </table:table-cell>
          <table:table-cell office:value-type="string">
            <text:p>TCS22</text:p>
          </table:table-cell>
          <table:table-cell office:value-type="string">
            <text:p>Add Associate</text:p>
          </table:table-cell>
          <table:table-cell office:value-type="string">
            <text:p>Add associate</text:p>
          </table:table-cell>
          <table:table-cell office:value-type="string">
            <text:p>1. Enter associate id </text:p>
            <text:p>2. Don't Enter associate name </text:p>
            <text:p>3. Enter associate mobile number </text:p>
            <text:p>4. Don't <text:s/>Enter associate email id </text:p>
            <text:p>5. Click on Add Associate button</text:p>
          </table:table-cell>
          <table:table-cell office:value-type="string">
            <text:p>Enter associate id with 5 to 7 digits and </text:p>
            <text:p>Associate mobile number with ten digits</text:p>
            <text:p>Eg: Associate id=10000</text:p>
            <text:p><text:s text:c="8"/>mobile number=7894561230</text:p>
          </table:table-cell>
          <table:table-cell table:content-validation-name="val1" office:value-type="string">
            <text:p>Medium</text:p>
          </table:table-cell>
          <table:table-cell office:value-type="string">
            <text:p>Accept aoociate id, mobile number</text:p>
            <text:p>Display Error message:</text:p>
            <text:p><text:s/>NAME MUST BE BETWEEN 4 AND 30 CHARACTERS </text:p>
            <text:p><text:s/>ENTER EMAIL</text:p>
          </table:table-cell>
          <table:table-cell office:value-type="string">
            <text:p>Accept aoociate id, mobile number</text:p>
            <text:p>Displaying <text:s/>Error message:</text:p>
            <text:p><text:s/>NAME MUST BE BETWEEN 4 AND 30 CHARACTERS </text:p>
            <text:p><text:s/>ENTER EMAIL</text:p>
          </table:table-cell>
          <table:table-cell office:value-type="string">
            <text:p>pass</text:p>
          </table:table-cell>
        </table:table-row>
        <table:table-row table:style-name="ro9">
          <table:table-cell office:value-type="float" office:value="13">
            <text:p>13</text:p>
          </table:table-cell>
          <table:table-cell office:value-type="string">
            <text:p>TCS23</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Don't Enter associate mobile number </text:p>
            <text:p>4. Enter associate email id </text:p>
            <text:p>5. Click on Add Associate button</text:p>
          </table:table-cell>
          <table:table-cell office:value-type="string">
            <text:p>Enter associate id with 5 to 7 digits,</text:p>
            <text:p>Associate name with only <text:s/>characters</text:p>
            <text:p>Associate mobile number with ten digits</text:p>
            <text:p>Eg: Associate id=100000</text:p>
            <text:p><text:s text:c="8"/>Associate name=abcd</text:p>
            <text:p><text:s text:c="8"/>mobile number=7894561230</text:p>
          </table:table-cell>
          <table:table-cell table:content-validation-name="val1" office:value-type="string">
            <text:p>Medium</text:p>
          </table:table-cell>
          <table:table-cell office:value-type="string">
            <text:p>Accept associate id, name, mobile number</text:p>
            <text:p>Display Error message:</text:p>
            <text:p><text:s text:c="2"/>MOBILE NUMBER MUST BE 10 DIGITS</text:p>
          </table:table-cell>
          <table:table-cell office:value-type="string">
            <text:p>Accept associate id, name, mobile number</text:p>
            <text:p>Displaying <text:s/>Error message:</text:p>
            <text:p><text:s text:c="2"/>MOBILE NUMBER MUST BE 10 DIGITS</text:p>
          </table:table-cell>
          <table:table-cell office:value-type="string">
            <text:p>pass</text:p>
          </table:table-cell>
        </table:table-row>
        <table:table-row table:style-name="ro8">
          <table:table-cell office:value-type="float" office:value="24">
            <text:p>24</text:p>
          </table:table-cell>
          <table:table-cell office:value-type="string">
            <text:p>TCS24</text:p>
          </table:table-cell>
          <table:table-cell office:value-type="string">
            <text:p>Add Associate</text:p>
          </table:table-cell>
          <table:table-cell office:value-type="string">
            <text:p>Add associate</text:p>
          </table:table-cell>
          <table:table-cell office:value-type="string">
            <text:p>1.Don't <text:s/>Enter associate id </text:p>
            <text:p>2. Don't Enter associate name </text:p>
            <text:p>3. Enter associate mobile number </text:p>
            <text:p>4. Enter associate email id </text:p>
            <text:p>5. Click on Add Associate button</text:p>
          </table:table-cell>
          <table:table-cell office:value-type="string">
            <text:p>Enter Associate mobile number with ten digits</text:p>
            <text:p>And enter valid Email Id</text:p>
            <text:p>Eg: mobile number=7894561230</text:p>
            <text:p><text:s text:c="7"/>Email id= xyz@tcs.com</text:p>
          </table:table-cell>
          <table:table-cell table:content-validation-name="val1" office:value-type="string">
            <text:p>Medium</text:p>
          </table:table-cell>
          <table:table-cell office:value-type="string">
            <text:p>Accept associate email, mobile number</text:p>
            <text:p>Display Error message:</text:p>
            <text:p><text:s/>ENTER PROPER ASSOCIATE ID </text:p>
            <text:p><text:s/>NAME MUST BE BETWEEN 4 AND 30 CHARACTERS</text:p>
          </table:table-cell>
          <table:table-cell office:value-type="string">
            <text:p>Accept associate email, mobile number</text:p>
            <text:p>Display Error message:</text:p>
            <text:p><text:s/>ENTER PROPER ASSOCIATE ID </text:p>
            <text:p><text:s/>NAME MUST BE BETWEEN 4 AND 30 CHARACTERS</text:p>
          </table:table-cell>
          <table:table-cell office:value-type="string">
            <text:p>pass</text:p>
          </table:table-cell>
        </table:table-row>
        <table:table-row table:style-name="ro8">
          <table:table-cell office:value-type="float" office:value="25">
            <text:p>25</text:p>
          </table:table-cell>
          <table:table-cell office:value-type="string">
            <text:p>TCS25</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Don't Enter associate mobile number </text:p>
            <text:p>4. Don't <text:s/>Enter associate email id </text:p>
            <text:p>5. Click on Add Associate button</text:p>
          </table:table-cell>
          <table:table-cell office:value-type="string">
            <text:p>Enter associate id with 5 to 7 digits and </text:p>
            <text:p>Associate name with only <text:s/>characters</text:p>
            <text:p>Eg: Associate id=10000</text:p>
            <text:p><text:s text:c="7"/>Associate name=abcd</text:p>
          </table:table-cell>
          <table:table-cell table:content-validation-name="val1" office:value-type="string">
            <text:p>Medium</text:p>
          </table:table-cell>
          <table:table-cell office:value-type="string">
            <text:p>Accept associate id, name</text:p>
            <text:p>Display Error message:</text:p>
            <text:p><text:s text:c="2"/>MOBILE NUMBER MUST BE 10 DIGITS </text:p>
            <text:p><text:s text:c="2"/>ENTER EMAIL</text:p>
          </table:table-cell>
          <table:table-cell office:value-type="string">
            <text:p>Accept associate id, name</text:p>
            <text:p>Display Error message:</text:p>
            <text:p><text:s text:c="2"/>MOBILE NUMBER MUST BE 10 DIGITS </text:p>
            <text:p><text:s text:c="2"/>ENTER EMAIL</text:p>
          </table:table-cell>
          <table:table-cell office:value-type="string">
            <text:p>pass</text:p>
          </table:table-cell>
        </table:table-row>
        <table:table-row table:style-name="ro9">
          <table:table-cell office:value-type="float" office:value="26">
            <text:p>26</text:p>
          </table:table-cell>
          <table:table-cell office:value-type="string">
            <text:p>TCS26</text:p>
          </table:table-cell>
          <table:table-cell office:value-type="string">
            <text:p>Add Associate</text:p>
          </table:table-cell>
          <table:table-cell office:value-type="string">
            <text:p>Add associate</text:p>
          </table:table-cell>
          <table:table-cell office:value-type="string">
            <text:p>1. Enter associate id </text:p>
            <text:p>2. Don't Enter associate name </text:p>
            <text:p>3. Enter associate mobile number </text:p>
            <text:p>4. Enter associate email id </text:p>
            <text:p>5. Click on Add Associate button</text:p>
          </table:table-cell>
          <table:table-cell office:value-type="string">
            <text:p>Enter associate id with 5 to 7 digit,</text:p>
            <text:p>Associate mobile number with ten digits,</text:p>
            <text:p>And enter valid Email Id.</text:p>
            <text:p>Eg: Associate id=10000</text:p>
            <text:p><text:s text:c="8"/>mobile number=7894561230</text:p>
            <text:p><text:s text:c="8"/>Email id= xyz@tcs.com</text:p>
          </table:table-cell>
          <table:table-cell table:content-validation-name="val1" office:value-type="string">
            <text:p>Medium</text:p>
          </table:table-cell>
          <table:table-cell office:value-type="string">
            <text:p>Accept associate id, email, mobile number</text:p>
            <text:p>Display Error message:</text:p>
            <text:p><text:s/>NAME MUST BE BETWEEN 4 AND 30 CHARACTERS</text:p>
          </table:table-cell>
          <table:table-cell office:value-type="string">
            <text:p>Accept associate id, email, mobile number</text:p>
            <text:p>Display Error message:</text:p>
            <text:p><text:s/>NAME MUST BE BETWEEN 4 AND 30 CHARACTERS</text:p>
          </table:table-cell>
          <table:table-cell office:value-type="string">
            <text:p>pass</text:p>
          </table:table-cell>
        </table:table-row>
        <table:table-row table:style-name="ro9">
          <table:table-cell office:value-type="float" office:value="27">
            <text:p>27</text:p>
          </table:table-cell>
          <table:table-cell office:value-type="string">
            <text:p>TCS27</text:p>
          </table:table-cell>
          <table:table-cell office:value-type="string">
            <text:p>Add Associate</text:p>
          </table:table-cell>
          <table:table-cell office:value-type="string">
            <text:p>Add associate</text:p>
          </table:table-cell>
          <table:table-cell office:value-type="string">
            <text:p>1. Don't Enter associate id </text:p>
            <text:p>2. Enter associate name </text:p>
            <text:p>3. Enter associate mobile number </text:p>
            <text:p>4. Enter associate email id </text:p>
            <text:p>5. Click on Add Associate button</text:p>
          </table:table-cell>
          <table:table-cell office:value-type="string">
            <text:p>Enter associate name with only <text:s/>characters</text:p>
            <text:p>Associate mobile number with ten digits,</text:p>
            <text:p>And enter valid Email Id.</text:p>
            <text:p>Eg: Associate name=abcd</text:p>
            <text:p><text:s text:c="7"/>mobile number=7894561230</text:p>
            <text:p><text:s text:c="7"/>Email id= xyz@tcs.com</text:p>
          </table:table-cell>
          <table:table-cell table:content-validation-name="val1" office:value-type="string">
            <text:p>Medium</text:p>
          </table:table-cell>
          <table:table-cell office:value-type="string">
            <text:p>Accept associate name, email, mobile number.</text:p>
            <text:p>Display Error message:</text:p>
            <text:p><text:s text:c="2"/>ENTER PROPER ASSOCIATE ID</text:p>
          </table:table-cell>
          <table:table-cell office:value-type="string">
            <text:p>Accept associate name, email, mobile number.</text:p>
            <text:p>Display Error message:</text:p>
            <text:p><text:s text:c="2"/>ENTER PROPER ASSOCIATE ID</text:p>
          </table:table-cell>
          <table:table-cell office:value-type="string">
            <text:p>pass</text:p>
          </table:table-cell>
        </table:table-row>
        <table:table-row table:style-name="ro10">
          <table:table-cell office:value-type="float" office:value="28">
            <text:p>28</text:p>
          </table:table-cell>
          <table:table-cell office:value-type="string">
            <text:p>TCS28</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Enter associate mobile number </text:p>
            <text:p>4. Enter associate email id </text:p>
            <text:p>5. Click on Add Associate button</text:p>
          </table:table-cell>
          <table:table-cell office:value-type="string">
            <text:p>Enter associate id with 5 to 7 digits and </text:p>
            <text:p>Associate name with only <text:s/>characters</text:p>
            <text:p>Associate mobile number with ten digits,</text:p>
            <text:p>And enter valid Email Id.</text:p>
            <text:p>Eg: Associate id=10000</text:p>
            <text:p><text:s text:c="8"/>Associate name=abcd</text:p>
            <text:p><text:s text:c="8"/>mobile number=7894561230</text:p>
            <text:p><text:s text:c="8"/>Email id= xyz@tcs.com</text:p>
          </table:table-cell>
          <table:table-cell table:content-validation-name="val1" office:value-type="string">
            <text:p>Medium</text:p>
          </table:table-cell>
          <table:table-cell office:value-type="string">
            <text:p>Display message:</text:p>
            <text:p>Associate Added Successfullay</text:p>
            <text:p>Associate details should be displayed in table</text:p>
          </table:table-cell>
          <table:table-cell office:value-type="string">
            <text:p>Displaying message:</text:p>
            <text:p>Associate Added Successfullay</text:p>
            <text:p>And showing Associate details in table</text:p>
          </table:table-cell>
          <table:table-cell office:value-type="string">
            <text:p>pass</text:p>
          </table:table-cell>
        </table:table-row>
        <table:table-row table:style-name="ro8">
          <table:table-cell office:value-type="float" office:value="29">
            <text:p>29</text:p>
          </table:table-cell>
          <table:table-cell office:value-type="string">
            <text:p>TCS29</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Enter associate mobile number </text:p>
            <text:p>4. Enter associate email id </text:p>
            <text:p>5. Click on Add Associate button</text:p>
          </table:table-cell>
          <table:table-cell office:value-type="string">
            <text:p>Enter any exist associate id</text:p>
            <text:p>Eg: Associate id=10000</text:p>
          </table:table-cell>
          <table:table-cell table:content-validation-name="val1" office:value-type="string">
            <text:p>Medium</text:p>
          </table:table-cell>
          <table:table-cell office:value-type="string">
            <text:p>Display message: </text:p>
            <text:p>Associate already exists in database</text:p>
          </table:table-cell>
          <table:table-cell office:value-type="string">
            <text:p>Displaying message:</text:p>
            <text:p>Associate already exists in database</text:p>
          </table:table-cell>
          <table:table-cell office:value-type="string">
            <text:p>pass</text:p>
          </table:table-cell>
        </table:table-row>
        <table:table-row table:style-name="ro8">
          <table:table-cell office:value-type="float" office:value="30">
            <text:p>30</text:p>
          </table:table-cell>
          <table:table-cell office:value-type="string">
            <text:p>TCS30</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Enter associate mobile number </text:p>
            <text:p>4. Enter associate email id </text:p>
            <text:p>5. Click on Add Associate button</text:p>
          </table:table-cell>
          <table:table-cell office:value-type="string">
            <text:p>Enter name with only space</text:p>
            <text:p>Eg: Associate id=10000</text:p>
            <text:p><text:s text:c="8"/>mobile number=7894561230</text:p>
            <text:p><text:s text:c="8"/>Email id= <text:a xlink:href="mailto:xyz@tcs.com">xyz@tcs.com</text:a></text:p>
          </table:table-cell>
          <table:table-cell table:content-validation-name="val1" office:value-type="string">
            <text:p>Complex</text:p>
          </table:table-cell>
          <table:table-cell office:value-type="string">
            <text:p>Should not accept name</text:p>
            <text:p>Display message:</text:p>
            <text:p><text:s text:c="2"/>NAME MUST BE BETWEEN 4 AND 30 CHARACTERS</text:p>
          </table:table-cell>
          <table:table-cell office:value-type="string">
            <text:p>Accepting name </text:p>
            <text:p>Displaying message:</text:p>
            <text:p>Associate Added Successfullay</text:p>
            <text:p>And showing Associate details in table</text:p>
          </table:table-cell>
          <table:table-cell office:value-type="string">
            <text:p>Fail</text:p>
          </table:table-cell>
        </table:table-row>
        <table:table-row table:style-name="ro9">
          <table:table-cell office:value-type="float" office:value="31">
            <text:p>31</text:p>
          </table:table-cell>
          <table:table-cell office:value-type="string">
            <text:p>TCS31</text:p>
          </table:table-cell>
          <table:table-cell office:value-type="string">
            <text:p>Add Associate</text:p>
          </table:table-cell>
          <table:table-cell office:value-type="string">
            <text:p>Add associate</text:p>
          </table:table-cell>
          <table:table-cell office:value-type="string">
            <text:p>1. Enter associate id </text:p>
            <text:p>2. Enter associate name </text:p>
            <text:p>3. Enter associate mobile number </text:p>
            <text:p>4. Enter associate email id </text:p>
            <text:p>5. Click on Add Associate button</text:p>
          </table:table-cell>
          <table:table-cell office:value-type="string">
            <text:p>Enter associate email with two times </text:p>
            <text:p>(.com)</text:p>
            <text:p>Eg: Associate id=10000</text:p>
            <text:p><text:s text:c="8"/>Associate name=abcd</text:p>
            <text:p><text:s text:c="8"/>mobile number=7894561230</text:p>
            <text:p><text:s text:c="8"/>Email id= <text:a xlink:href="mailto:xyz@tcs.com.com">xyz@tcs.com.com</text:a></text:p>
          </table:table-cell>
          <table:table-cell table:content-validation-name="val1" office:value-type="string">
            <text:p>Complex</text:p>
          </table:table-cell>
          <table:table-cell office:value-type="string">
            <text:p>Should not accept associate email</text:p>
            <text:p>Display message:</text:p>
            <text:p><text:s text:c="2"/>ENTER WELL FORMED EMAIL</text:p>
          </table:table-cell>
          <table:table-cell office:value-type="string">
            <text:p>Accept email</text:p>
            <text:p>Displaying message:</text:p>
            <text:p>Associate Added Successfullay</text:p>
            <text:p>And showing Associate details in table</text:p>
          </table:table-cell>
          <table:table-cell office:value-type="string">
            <text:p>Fail</text:p>
          </table:table-cell>
        </table:table-row>
      </table:table>
      <table:table table:name="Add demo" table:style-name="ta1" table:print="false">
        <table:table-column table:style-name="co18" table:default-cell-style-name="ce5"/>
        <table:table-column table:style-name="co1" table:default-cell-style-name="ce5"/>
        <table:table-column table:style-name="co19" table:default-cell-style-name="ce5"/>
        <table:table-column table:style-name="co20" table:default-cell-style-name="ce5"/>
        <table:table-column table:style-name="co21" table:default-cell-style-name="Default"/>
        <table:table-column table:style-name="co22" table:default-cell-style-name="Default"/>
        <table:table-column table:style-name="co23" table:default-cell-style-name="ce12"/>
        <table:table-column table:style-name="co24" table:default-cell-style-name="Default"/>
        <table:table-column table:style-name="co25" table:default-cell-style-name="Default"/>
        <table:table-column table:style-name="co1" table:default-cell-style-name="ce5"/>
        <table:table-row table:style-name="ro1">
          <table:table-cell table:style-name="ce1" office:value-type="string" table:number-columns-spanned="10" table:number-rows-spanned="1">
            <text:p>Unit Test Report</text:p>
          </table:table-cell>
          <table:covered-table-cell table:number-columns-repeated="9" table:style-name="ce1"/>
        </table:table-row>
        <table:table-row table:style-name="ro2">
          <table:table-cell table:style-name="ce2" office:value-type="string" table:number-columns-spanned="2" table:number-rows-spanned="1">
            <text:p>Prepared by</text:p>
          </table:table-cell>
          <table:covered-table-cell table:style-name="ce2"/>
          <table:table-cell table:style-name="ce7" office:value-type="string" table:number-columns-spanned="2" table:number-rows-spanned="1">
            <text:p>Suraj</text:p>
          </table:table-cell>
          <table:covered-table-cell table:style-name="ce7"/>
          <table:table-cell table:style-name="ce10" office:value-type="string" table:number-columns-spanned="3" table:number-rows-spanned="1">
            <text:p>Date: 2016-11-09</text:p>
          </table:table-cell>
          <table:covered-table-cell table:number-columns-repeated="2" table:style-name="ce10"/>
          <table:table-cell table:style-name="ce13"/>
          <table:table-cell table:style-name="ce5"/>
          <table:table-cell table:style-name="Default"/>
        </table:table-row>
        <table:table-row table:style-name="ro2">
          <table:table-cell table:style-name="ce3" office:value-type="string" table:number-columns-spanned="2" table:number-rows-spanned="1">
            <text:p>Reviewed by</text:p>
          </table:table-cell>
          <table:covered-table-cell table:style-name="ce3"/>
          <table:table-cell table:style-name="ce8" table:number-columns-spanned="2" table:number-rows-spanned="1"/>
          <table:covered-table-cell table:style-name="ce8"/>
          <table:table-cell table:style-name="ce11" office:value-type="string" table:number-columns-spanned="3" table:number-rows-spanned="1">
            <text:p>Date: </text:p>
          </table:table-cell>
          <table:covered-table-cell table:number-columns-repeated="2" table:style-name="ce11"/>
          <table:table-cell table:style-name="ce14"/>
          <table:table-cell table:style-name="ce16" table:number-columns-repeated="2"/>
        </table:table-row>
        <table:table-row table:style-name="ro3">
          <table:table-cell table:style-name="ce4" office:value-type="string" table:number-columns-spanned="1" table:number-rows-spanned="2">
            <text:p>S No.</text:p>
          </table:table-cell>
          <table:table-cell table:style-name="ce6" office:value-type="string" table:number-columns-spanned="1" table:number-rows-spanned="2">
            <text:p>Test Case Id.</text:p>
          </table:table-cell>
          <table:table-cell table:style-name="ce9" office:value-type="string" table:number-columns-spanned="1" table:number-rows-spanned="2">
            <text:p>Name of Function </text:p>
          </table:table-cell>
          <table:table-cell table:style-name="ce6" office:value-type="string" table:number-columns-spanned="1" table:number-rows-spanned="2">
            <text:p>Objective of Function </text:p>
          </table:table-cell>
          <table:table-cell table:style-name="ce6" office:value-type="string" table:number-columns-spanned="1" table:number-rows-spanned="2">
            <text:p>Test Step</text:p>
          </table:table-cell>
          <table:table-cell table:style-name="ce6" office:value-type="string" table:number-columns-spanned="1" table:number-rows-spanned="2">
            <text:p>Test data</text:p>
          </table:table-cell>
          <table:table-cell table:style-name="ce6" office:value-type="string" table:number-columns-spanned="1" table:number-rows-spanned="2">
            <text:p>Test case Complexity</text:p>
          </table:table-cell>
          <table:table-cell table:style-name="ce15" office:value-type="string" table:number-columns-spanned="1" table:number-rows-spanned="2">
            <text:p>Expected Result</text:p>
          </table:table-cell>
          <table:table-cell table:style-name="ce15" office:value-type="string" table:number-columns-spanned="1" table:number-rows-spanned="2">
            <text:p>Actual Result</text:p>
          </table:table-cell>
          <table:table-cell table:style-name="ce15" office:value-type="string" table:number-columns-spanned="1" table:number-rows-spanned="2">
            <text:p>Status</text:p>
          </table:table-cell>
        </table:table-row>
        <table:table-row table:style-name="ro3">
          <table:covered-table-cell table:style-name="ce4"/>
          <table:covered-table-cell table:style-name="ce6"/>
          <table:covered-table-cell table:style-name="ce9"/>
          <table:covered-table-cell table:number-columns-repeated="4" table:style-name="ce6"/>
          <table:covered-table-cell table:number-columns-repeated="3" table:style-name="ce15"/>
        </table:table-row>
        <table:table-row table:style-name="ro4">
          <table:table-cell office:value-type="float" office:value="1">
            <text:p>1</text:p>
          </table:table-cell>
          <table:table-cell office:value-type="string">
            <text:p>TCS01</text:p>
          </table:table-cell>
          <table:table-cell office:value-type="string">
            <text:p>Add Demo Page</text:p>
          </table:table-cell>
          <table:table-cell office:value-type="string">
            <text:p>To Display Add demo page with Add form </text:p>
            <text:p>And Display Demo Details Table </text:p>
            <text:p>Stored in database</text:p>
          </table:table-cell>
          <table:table-cell table:style-name="ce5" office:value-type="string">
            <text:p>Click on add demo tab</text:p>
          </table:table-cell>
          <table:table-cell table:style-name="ce5"/>
          <table:table-cell table:content-validation-name="val1" office:value-type="string">
            <text:p>Complex</text:p>
          </table:table-cell>
          <table:table-cell table:style-name="ce5" office:value-type="string">
            <text:p>Display Add demo page with Add form </text:p>
            <text:p>And Display Error message:No demo present in database</text:p>
          </table:table-cell>
          <table:table-cell table:style-name="ce5" office:value-type="string">
            <text:p>Display Add demo page with Add Demo Form </text:p>
            <text:p>Display Error message:</text:p>
            <text:p>No demo present in database</text:p>
          </table:table-cell>
          <table:table-cell office:value-type="string">
            <text:p>pass</text:p>
          </table:table-cell>
        </table:table-row>
        <table:table-row table:style-name="ro4">
          <table:table-cell office:value-type="float" office:value="2">
            <text:p>2</text:p>
          </table:table-cell>
          <table:table-cell office:value-type="string">
            <text:p>TCS02</text:p>
          </table:table-cell>
          <table:table-cell office:value-type="string">
            <text:p>Add Demo Page</text:p>
          </table:table-cell>
          <table:table-cell office:value-type="string">
            <text:p>To Display Add demo page with Add form </text:p>
            <text:p>And Display Demo Details Table </text:p>
            <text:p>Stored in database</text:p>
          </table:table-cell>
          <table:table-cell table:style-name="ce5" office:value-type="string">
            <text:p>Click on add demo tab</text:p>
          </table:table-cell>
          <table:table-cell table:style-name="ce5"/>
          <table:table-cell table:content-validation-name="val1" office:value-type="string">
            <text:p>Medium</text:p>
          </table:table-cell>
          <table:table-cell table:style-name="ce5" office:value-type="string">
            <text:p>Display Add demo page with Add form </text:p>
            <text:p>And Display Demo Details Table </text:p>
            <text:p>Stored in database</text:p>
          </table:table-cell>
          <table:table-cell table:style-name="ce5" office:value-type="string">
            <text:p>Displaying Add demo page with Add form </text:p>
            <text:p>And Display Demo Details Table </text:p>
            <text:p>Stored in database</text:p>
          </table:table-cell>
          <table:table-cell office:value-type="string">
            <text:p>pass</text:p>
          </table:table-cell>
        </table:table-row>
        <table:table-row table:style-name="ro11">
          <table:table-cell office:value-type="float" office:value="3">
            <text:p>3</text:p>
          </table:table-cell>
          <table:table-cell office:value-type="string">
            <text:p>TCS03</text:p>
          </table:table-cell>
          <table:table-cell table:number-columns-repeated="2" office:value-type="string">
            <text:p>Add Demo</text:p>
          </table:table-cell>
          <table:table-cell table:style-name="ce5" office:value-type="string">
            <text:p>1:Don't Enter any input</text:p>
            <text:p>2:Click on Add Demo</text:p>
          </table:table-cell>
          <table:table-cell table:style-name="ce5"/>
          <table:table-cell table:content-validation-name="val1" office:value-type="string">
            <text:p>Medium</text:p>
          </table:table-cell>
          <table:table-cell table:style-name="ce5" office:value-type="string">
            <text:p>Display Error message:</text:p>
            <text:p>PLEASE ENTER DEMO DETAILS</text:p>
          </table:table-cell>
          <table:table-cell table:style-name="ce5" office:value-type="string">
            <text:p>Display Error message:</text:p>
            <text:p>PLEASE ENTER DEMO DETAILS</text:p>
          </table:table-cell>
          <table:table-cell office:value-type="string">
            <text:p>pass</text:p>
          </table:table-cell>
        </table:table-row>
        <table:table-row table:style-name="ro12">
          <table:table-cell office:value-type="float" office:value="4">
            <text:p>4</text:p>
          </table:table-cell>
          <table:table-cell office:value-type="string">
            <text:p>TCS04</text:p>
          </table:table-cell>
          <table:table-cell table:number-columns-repeated="2" office:value-type="string">
            <text:p>Add Demo</text:p>
          </table:table-cell>
          <table:table-cell table:style-name="ce5" office:value-type="string">
            <text:p>1:Enter demo name</text:p>
            <text:p>2:Click on Add Demo</text:p>
          </table:table-cell>
          <table:table-cell office:value-type="string">
            <text:p>Eg: demo name= java</text:p>
          </table:table-cell>
          <table:table-cell table:content-validation-name="val1" office:value-type="string">
            <text:p>Medium</text:p>
          </table:table-cell>
          <table:table-cell office:value-type="string">
            <text:p>accept demo name</text:p>
            <text:p>Display Error message:</text:p>
            <text:p>PLEASE ENTER DEMO START</text:p>
            <text:p><text:s/>DATE</text:p>
            <text:p/>
          </table:table-cell>
          <table:table-cell office:value-type="string">
            <text:p>accept demo name</text:p>
            <text:p>Display Error message:</text:p>
            <text:p>PLEASE ENTER DEMO START</text:p>
            <text:p><text:s/>DATE</text:p>
            <text:p/>
          </table:table-cell>
          <table:table-cell office:value-type="string">
            <text:p>pass</text:p>
          </table:table-cell>
        </table:table-row>
        <table:table-row table:style-name="ro4">
          <table:table-cell office:value-type="float" office:value="5">
            <text:p>5</text:p>
          </table:table-cell>
          <table:table-cell office:value-type="string">
            <text:p>TCS05</text:p>
          </table:table-cell>
          <table:table-cell table:number-columns-repeated="2" office:value-type="string">
            <text:p>Add Demo</text:p>
          </table:table-cell>
          <table:table-cell office:value-type="string">
            <text:p>1:Enter demo name </text:p>
            <text:p>2:Click on Add Demo</text:p>
          </table:table-cell>
          <table:table-cell office:value-type="string">
            <text:p>Try to enter special chatacter</text:p>
            <text:p>Or numbers</text:p>
            <text:p>Eg: @ or123</text:p>
          </table:table-cell>
          <table:table-cell table:content-validation-name="val1" office:value-type="string">
            <text:p>Medium</text:p>
          </table:table-cell>
          <table:table-cell office:value-type="string">
            <text:p>Should not take special characters or numbers </text:p>
          </table:table-cell>
          <table:table-cell office:value-type="string">
            <text:p>Should not take special characters or</text:p>
            <text:p><text:s/>numbers </text:p>
          </table:table-cell>
          <table:table-cell office:value-type="string">
            <text:p>pass</text:p>
          </table:table-cell>
        </table:table-row>
        <table:table-row table:style-name="ro13">
          <table:table-cell office:value-type="float" office:value="6">
            <text:p>6</text:p>
          </table:table-cell>
          <table:table-cell office:value-type="string">
            <text:p>TCS06</text:p>
          </table:table-cell>
          <table:table-cell table:number-columns-repeated="2" office:value-type="string">
            <text:p>Add Demo</text:p>
          </table:table-cell>
          <table:table-cell office:value-type="string">
            <text:p>1:Enter demo name</text:p>
            <text:p>2:Enter demo start date</text:p>
            <text:p>3:Enter demo end date</text:p>
            <text:p>4:Click on Add Demo</text:p>
          </table:table-cell>
          <table:table-cell office:value-type="string">
            <text:p>Eg: Demo name= java</text:p>
            <text:p><text:s text:c="6"/>Demo start date= 11/01/2016</text:p>
            <text:p><text:s text:c="6"/>Demo end date= 11/01/2016</text:p>
          </table:table-cell>
          <table:table-cell table:content-validation-name="val1" office:value-type="string">
            <text:p>Medium</text:p>
          </table:table-cell>
          <table:table-cell office:value-type="string">
            <text:p>Accept demo name and demo start date</text:p>
            <text:p>Display Error message:</text:p>
            <text:p>PLEASE SELECT DEMO END DATE</text:p>
          </table:table-cell>
          <table:table-cell office:value-type="string">
            <text:p>Accept demo name and demo start date</text:p>
            <text:p>Display Error message:</text:p>
            <text:p>PLEASE SELECT DEMO END DATE</text:p>
          </table:table-cell>
          <table:table-cell office:value-type="string">
            <text:p>pass</text:p>
          </table:table-cell>
        </table:table-row>
        <table:table-row table:style-name="ro8">
          <table:table-cell office:value-type="float" office:value="7">
            <text:p>7</text:p>
          </table:table-cell>
          <table:table-cell office:value-type="string">
            <text:p>TCS07</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Click on Add Demo</text:p>
          </table:table-cell>
          <table:table-cell office:value-type="string">
            <text:p>Eg: Demo name= java</text:p>
            <text:p><text:s text:c="6"/>Demo start date= 11/01/2016</text:p>
            <text:p><text:s text:c="6"/>Demo end date= 11/01/2016</text:p>
            <text:p><text:s text:c="6"/>Start time=9:00</text:p>
          </table:table-cell>
          <table:table-cell table:content-validation-name="val1" office:value-type="string">
            <text:p>Medium</text:p>
          </table:table-cell>
          <table:table-cell office:value-type="string">
            <text:p>Accept demo name, start date, end date, start time</text:p>
            <text:p>Display Error message:</text:p>
            <text:p>PLEASE SELECT DEMO END TIME</text:p>
            <text:p/>
          </table:table-cell>
          <table:table-cell office:value-type="string">
            <text:p>Accept demo name, start date, end date, start time</text:p>
            <text:p>Display Error message:</text:p>
            <text:p>PLEASE SELECT DEMO END TIME</text:p>
            <text:p/>
          </table:table-cell>
          <table:table-cell office:value-type="string">
            <text:p>pass</text:p>
          </table:table-cell>
        </table:table-row>
        <table:table-row table:style-name="ro9">
          <table:table-cell office:value-type="float" office:value="8">
            <text:p>8</text:p>
          </table:table-cell>
          <table:table-cell office:value-type="string">
            <text:p>TCS08</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Enter end time</text:p>
            <text:p>6:Click on Add Demo</text:p>
          </table:table-cell>
          <table:table-cell office:value-type="string">
            <text:p>Eg: Demo name= java</text:p>
            <text:p><text:s text:c="6"/>Demo start date= 11/01/2016</text:p>
            <text:p><text:s text:c="6"/>Demo end date= 11/01/2016</text:p>
            <text:p><text:s text:c="6"/>Start time=9:00</text:p>
            <text:p><text:s text:c="6"/>End time=10:00</text:p>
          </table:table-cell>
          <table:table-cell table:content-validation-name="val1" office:value-type="string">
            <text:p>Medium</text:p>
          </table:table-cell>
          <table:table-cell office:value-type="string">
            <text:p>Accept demo name, start date, end date, start time, end time</text:p>
            <text:p>Display Success message:</text:p>
            <text:p>DEMO ADDED SUCCESSFULLY.</text:p>
            <text:p/>
          </table:table-cell>
          <table:table-cell office:value-type="string">
            <text:p>Accept demo name, start date, end date, start time, end time</text:p>
            <text:p>Display Success message:</text:p>
            <text:p>DEMO ADDED SUCCESSFULLY.</text:p>
            <text:p/>
          </table:table-cell>
          <table:table-cell office:value-type="string">
            <text:p>pass</text:p>
          </table:table-cell>
        </table:table-row>
        <table:table-row table:style-name="ro9">
          <table:table-cell office:value-type="float" office:value="9">
            <text:p>9</text:p>
          </table:table-cell>
          <table:table-cell office:value-type="string">
            <text:p>TCS09</text:p>
          </table:table-cell>
          <table:table-cell table:number-columns-repeated="2" office:value-type="string">
            <text:p>Add Demo</text:p>
          </table:table-cell>
          <table:table-cell office:value-type="string">
            <text:p>1:Don't Enter demo name</text:p>
            <text:p>2:Enter demo start date</text:p>
            <text:p>3:Enter demo end date</text:p>
            <text:p>4:Enter start time</text:p>
            <text:p>5:Enter end time</text:p>
            <text:p>6:Click on Add Demo</text:p>
          </table:table-cell>
          <table:table-cell office:value-type="string">
            <text:p>Eg: </text:p>
            <text:p><text:s text:c="6"/>Demo start date= 11/01/2016</text:p>
            <text:p><text:s text:c="6"/>Demo end date= 11/01/2016</text:p>
            <text:p><text:s text:c="6"/>Start time=9:00</text:p>
            <text:p><text:s text:c="6"/>End time=10:01</text:p>
          </table:table-cell>
          <table:table-cell table:content-validation-name="val1" office:value-type="string">
            <text:p>Medium</text:p>
          </table:table-cell>
          <table:table-cell office:value-type="string">
            <text:p>Accept start date, end date, start time, end time</text:p>
            <text:p>Display Error message:</text:p>
            <text:p>PLEASE ENTER DEMO NAME BETWEEN 4 TO 10 CHARACTERS.</text:p>
            <text:p/>
          </table:table-cell>
          <table:table-cell office:value-type="string">
            <text:p>Accept start date, end date, start time, end time</text:p>
            <text:p>Display Success message:</text:p>
            <text:p>PLEASE ENTER DEMO NAME BETWEEN 4 TO 10 CHARACTERS.</text:p>
            <text:p/>
          </table:table-cell>
          <table:table-cell office:value-type="string">
            <text:p>pass</text:p>
          </table:table-cell>
        </table:table-row>
        <table:table-row table:style-name="ro9">
          <table:table-cell office:value-type="float" office:value="10">
            <text:p>10</text:p>
          </table:table-cell>
          <table:table-cell office:value-type="string">
            <text:p>TCS10</text:p>
          </table:table-cell>
          <table:table-cell table:number-columns-repeated="2" office:value-type="string">
            <text:p>Add Demo</text:p>
          </table:table-cell>
          <table:table-cell office:value-type="string">
            <text:p>1:Enter demo name</text:p>
            <text:p>2:Don't Enter demo start date</text:p>
            <text:p>3:Enter demo end date</text:p>
            <text:p>4:Enter start time</text:p>
            <text:p>5:Enter end time</text:p>
            <text:p>6:Click on Add Demo</text:p>
          </table:table-cell>
          <table:table-cell office:value-type="string">
            <text:p>Eg: Demo name= java</text:p>
            <text:p><text:s text:c="6"/>Demo end date= 11/01/2016</text:p>
            <text:p><text:s text:c="6"/>Start time=9:00</text:p>
            <text:p><text:s text:c="6"/>End time=10:00</text:p>
          </table:table-cell>
          <table:table-cell table:content-validation-name="val1" office:value-type="string">
            <text:p>Medium</text:p>
          </table:table-cell>
          <table:table-cell office:value-type="string">
            <text:p>Accept demo name, end date, start time, end time</text:p>
            <text:p>Display Error message:</text:p>
            <text:p>PLEASE SELECT DEMO START DATE</text:p>
            <text:p/>
          </table:table-cell>
          <table:table-cell office:value-type="string">
            <text:p>Accept demo name, end date, start time, end time</text:p>
            <text:p>Display Success message:</text:p>
            <text:p>PLEASE SELECT DEMO START DATE</text:p>
            <text:p/>
          </table:table-cell>
          <table:table-cell office:value-type="string">
            <text:p>pass</text:p>
          </table:table-cell>
        </table:table-row>
        <table:table-row table:style-name="ro9">
          <table:table-cell office:value-type="float" office:value="11">
            <text:p>11</text:p>
          </table:table-cell>
          <table:table-cell office:value-type="string">
            <text:p>TCS11</text:p>
          </table:table-cell>
          <table:table-cell table:number-columns-repeated="2" office:value-type="string">
            <text:p>Add Demo</text:p>
          </table:table-cell>
          <table:table-cell office:value-type="string">
            <text:p>1:Enter demo name</text:p>
            <text:p>2:Enter demo start date</text:p>
            <text:p>3:Don't Enter demo end date</text:p>
            <text:p>4:Enter start time</text:p>
            <text:p>5:Enter end time</text:p>
            <text:p>6:Click on Add Demo</text:p>
          </table:table-cell>
          <table:table-cell office:value-type="string">
            <text:p>Eg: Demo name= java</text:p>
            <text:p><text:s text:c="6"/>Demo start date= 11/01/2016</text:p>
            <text:p><text:s text:c="6"/>Start time=9:00</text:p>
            <text:p><text:s text:c="6"/>End time=10:00</text:p>
          </table:table-cell>
          <table:table-cell table:content-validation-name="val1" office:value-type="string">
            <text:p>Medium</text:p>
          </table:table-cell>
          <table:table-cell office:value-type="string">
            <text:p>Accept demo name, start date, start time, end time</text:p>
            <text:p>Display Error message:</text:p>
            <text:p>PLEASE SELECT DEMO END DATE</text:p>
            <text:p/>
          </table:table-cell>
          <table:table-cell office:value-type="string">
            <text:p>Accept demo name, start date, start time, end time</text:p>
            <text:p>Display Success message:</text:p>
            <text:p>PLEASE SELECT DEMO END DATE</text:p>
            <text:p/>
          </table:table-cell>
          <table:table-cell office:value-type="string">
            <text:p>pass</text:p>
          </table:table-cell>
        </table:table-row>
        <table:table-row table:style-name="ro9">
          <table:table-cell office:value-type="float" office:value="12">
            <text:p>12</text:p>
          </table:table-cell>
          <table:table-cell office:value-type="string">
            <text:p>TCS12</text:p>
          </table:table-cell>
          <table:table-cell table:number-columns-repeated="2" office:value-type="string">
            <text:p>Add Demo</text:p>
          </table:table-cell>
          <table:table-cell office:value-type="string">
            <text:p>1:Enter demo name</text:p>
            <text:p>2:Enter demo start date</text:p>
            <text:p>3:Enter demo end date</text:p>
            <text:p>4:Don't Enter start time</text:p>
            <text:p>5:Enter end time</text:p>
            <text:p>6:Click on Add Demo</text:p>
          </table:table-cell>
          <table:table-cell office:value-type="string">
            <text:p>Eg: Demo name= java</text:p>
            <text:p><text:s text:c="6"/>Demo start date= 11/01/2016</text:p>
            <text:p><text:s text:c="6"/>Demo end date= 11/01/2016</text:p>
            <text:p><text:s text:c="6"/>End time=10:00</text:p>
          </table:table-cell>
          <table:table-cell table:content-validation-name="val1" office:value-type="string">
            <text:p>Medium</text:p>
          </table:table-cell>
          <table:table-cell office:value-type="string">
            <text:p>Accept demo name, start date, end date, end time</text:p>
            <text:p>Display Error message:</text:p>
            <text:p>PLEASE SELECT DEMO START TIME</text:p>
            <text:p/>
          </table:table-cell>
          <table:table-cell office:value-type="string">
            <text:p>Accept demo name, start date, end date, end time</text:p>
            <text:p>Display Success message:</text:p>
            <text:p>PLEASE SELECT DEMO START TIME</text:p>
            <text:p/>
          </table:table-cell>
          <table:table-cell office:value-type="string">
            <text:p>pass</text:p>
          </table:table-cell>
        </table:table-row>
        <table:table-row table:style-name="ro9">
          <table:table-cell office:value-type="float" office:value="13">
            <text:p>13</text:p>
          </table:table-cell>
          <table:table-cell office:value-type="string">
            <text:p>TCS13</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Don't Enter end time</text:p>
            <text:p>6:Click on Add Demo</text:p>
          </table:table-cell>
          <table:table-cell office:value-type="string">
            <text:p>Eg: Demo name= java</text:p>
            <text:p><text:s text:c="6"/>Demo start date= 11/01/2016</text:p>
            <text:p><text:s text:c="6"/>Demo end date= 11/01/2016</text:p>
            <text:p><text:s text:c="6"/>Start time=10:00</text:p>
          </table:table-cell>
          <table:table-cell table:content-validation-name="val1" office:value-type="string">
            <text:p>Medium</text:p>
          </table:table-cell>
          <table:table-cell office:value-type="string">
            <text:p>Accept demo name, start date, end date, start time</text:p>
            <text:p>Display Error message:</text:p>
            <text:p>PLEASE SELECT DEMO END TIME</text:p>
            <text:p/>
          </table:table-cell>
          <table:table-cell office:value-type="string">
            <text:p>Accept demo name, start date, end date, start time</text:p>
            <text:p>Display Success message:</text:p>
            <text:p>PLEASE SELECT DEMO END TIME</text:p>
            <text:p/>
          </table:table-cell>
          <table:table-cell office:value-type="string">
            <text:p>pass</text:p>
          </table:table-cell>
        </table:table-row>
        <table:table-row table:style-name="ro9">
          <table:table-cell office:value-type="float" office:value="14">
            <text:p>14</text:p>
          </table:table-cell>
          <table:table-cell office:value-type="string">
            <text:p>TCS14</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Enter end time</text:p>
            <text:p>6:Click on Add Demo</text:p>
          </table:table-cell>
          <table:table-cell office:value-type="string">
            <text:p>Enter start time greater than end time</text:p>
            <text:p>Eg: Demo name= java</text:p>
            <text:p><text:s text:c="6"/>Demo start date= 11/01/2016</text:p>
            <text:p><text:s text:c="6"/>Demo end date= 11/01/2016</text:p>
            <text:p><text:s text:c="6"/>Start time=10:00</text:p>
            <text:p><text:s text:c="6"/>End time=9:00</text:p>
          </table:table-cell>
          <table:table-cell table:content-validation-name="val1" office:value-type="string">
            <text:p>Medium</text:p>
          </table:table-cell>
          <table:table-cell office:value-type="string">
            <text:p>Accept demo name, start date, end date</text:p>
            <text:p>Display Error message:</text:p>
            <text:p>START TIME MUST BE LESS THAN END TIME</text:p>
            <text:p/>
          </table:table-cell>
          <table:table-cell office:value-type="string">
            <text:p>Accept demo name, start date, end date</text:p>
            <text:p>Display Error message:</text:p>
            <text:p>START TIME MUST BE LESS THAN END TIME</text:p>
            <text:p/>
          </table:table-cell>
          <table:table-cell office:value-type="string">
            <text:p>pass</text:p>
          </table:table-cell>
        </table:table-row>
        <table:table-row table:style-name="ro9">
          <table:table-cell office:value-type="float" office:value="15">
            <text:p>15</text:p>
          </table:table-cell>
          <table:table-cell office:value-type="string">
            <text:p>TCS15</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Enter end time</text:p>
            <text:p>6:Click on Add Demo</text:p>
          </table:table-cell>
          <table:table-cell office:value-type="string">
            <text:p>Enter start time equal to end time</text:p>
            <text:p>Eg: Demo name= java</text:p>
            <text:p><text:s text:c="6"/>Demo start date= 11/01/2016</text:p>
            <text:p><text:s text:c="6"/>Demo end date= 11/01/2016</text:p>
            <text:p><text:s text:c="6"/>Start time=10:00</text:p>
            <text:p><text:s text:c="6"/>End time=10:00</text:p>
          </table:table-cell>
          <table:table-cell table:content-validation-name="val1" office:value-type="string">
            <text:p>Medium</text:p>
          </table:table-cell>
          <table:table-cell office:value-type="string">
            <text:p>Accept demo name, start date, end date</text:p>
            <text:p>Display Error message:</text:p>
            <text:p>START TIME MUST BE LESS THAN END TIME</text:p>
            <text:p/>
          </table:table-cell>
          <table:table-cell office:value-type="string">
            <text:p>Accept demo name, start date, end date</text:p>
            <text:p>Display Error message:</text:p>
            <text:p>START TIME MUST BE LESS THAN END TIME</text:p>
            <text:p/>
          </table:table-cell>
          <table:table-cell office:value-type="string">
            <text:p>pass</text:p>
          </table:table-cell>
        </table:table-row>
        <table:table-row table:style-name="ro9">
          <table:table-cell office:value-type="float" office:value="16">
            <text:p>16</text:p>
          </table:table-cell>
          <table:table-cell office:value-type="string">
            <text:p>TCS16</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Enter end time</text:p>
            <text:p>6:Click on Add Demo</text:p>
          </table:table-cell>
          <table:table-cell office:value-type="string">
            <text:p>Enter demo start date greater than demo end date</text:p>
            <text:p>Eg: Demo name= java</text:p>
            <text:p><text:s text:c="6"/>Demo start date= 11/02/2016</text:p>
            <text:p><text:s text:c="6"/>Demo end date= 11/01/2016</text:p>
            <text:p><text:s text:c="6"/>Start time=9:00</text:p>
            <text:p><text:s text:c="6"/>End time=10:00</text:p>
          </table:table-cell>
          <table:table-cell table:content-validation-name="val1" office:value-type="string">
            <text:p>Medium</text:p>
          </table:table-cell>
          <table:table-cell office:value-type="string">
            <text:p>Accept demo name, start time, end time</text:p>
            <text:p>Display Error message:</text:p>
            <text:p>END DATE MUST BE GREATER THAN START DATE</text:p>
            <text:p/>
          </table:table-cell>
          <table:table-cell office:value-type="string">
            <text:p>Accept demo name, start time, end time</text:p>
            <text:p>Display Error message:</text:p>
            <text:p>END DATE MUST BE GREATER THAN START DATE</text:p>
            <text:p/>
          </table:table-cell>
          <table:table-cell office:value-type="string">
            <text:p>pass</text:p>
          </table:table-cell>
        </table:table-row>
        <table:table-row table:style-name="ro14">
          <table:table-cell office:value-type="float" office:value="17">
            <text:p>17</text:p>
          </table:table-cell>
          <table:table-cell office:value-type="string">
            <text:p>TCS17</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Enter end time</text:p>
            <text:p>6:Click on Add Demo</text:p>
          </table:table-cell>
          <table:table-cell office:value-type="string">
            <text:p>Enter demo start date less than todays date</text:p>
            <text:p>Eg: Demo name= java</text:p>
            <text:p><text:s text:c="6"/>Today's date=11/02/2016</text:p>
            <text:p><text:s text:c="6"/>Demo start date= 11/01/2016</text:p>
            <text:p><text:s text:c="6"/>Demo end date= 11/02/2016</text:p>
            <text:p><text:s text:c="6"/>Start time=10:00</text:p>
            <text:p><text:s text:c="6"/>End time=11:00</text:p>
          </table:table-cell>
          <table:table-cell table:content-validation-name="val1" office:value-type="string">
            <text:p>Medium</text:p>
          </table:table-cell>
          <table:table-cell office:value-type="string">
            <text:p>Accept demo name, start time , end time</text:p>
            <text:p>Display Error message:</text:p>
            <text:p>START DATE MUST BE GREATER THAN OR EQUAL TO TODAY DATE</text:p>
          </table:table-cell>
          <table:table-cell office:value-type="string">
            <text:p>Accept demo name, start time , end time</text:p>
            <text:p>Display Error message:</text:p>
            <text:p>START DATE MUST BE GREATER THAN OR EQUAL TO TODAY DATE</text:p>
          </table:table-cell>
          <table:table-cell office:value-type="string">
            <text:p>pass</text:p>
          </table:table-cell>
        </table:table-row>
        <table:table-row table:style-name="ro9">
          <table:table-cell office:value-type="float" office:value="18">
            <text:p>18</text:p>
          </table:table-cell>
          <table:table-cell office:value-type="string">
            <text:p>TCS18</text:p>
          </table:table-cell>
          <table:table-cell table:number-columns-repeated="2" office:value-type="string">
            <text:p>Add Demo</text:p>
          </table:table-cell>
          <table:table-cell office:value-type="string">
            <text:p>1:Enter demo name</text:p>
            <text:p>2:Enter demo start date</text:p>
            <text:p>3:Enter demo end date</text:p>
            <text:p>4:Enter start time</text:p>
            <text:p>5:Enter end time</text:p>
            <text:p>6:Click on Add Demo</text:p>
          </table:table-cell>
          <table:table-cell office:value-type="string">
            <text:p>Enter end date with year 222222</text:p>
            <text:p>Eg: Demo name= java</text:p>
            <text:p><text:s text:c="6"/>Demo start date= 11/01/2016</text:p>
            <text:p><text:s text:c="6"/>Demo end date= 11/02/222222</text:p>
            <text:p><text:s text:c="6"/>Start time=10:00</text:p>
            <text:p><text:s text:c="6"/>End time=11:00</text:p>
          </table:table-cell>
          <table:table-cell table:content-validation-name="val1" office:value-type="string">
            <text:p>Complex</text:p>
          </table:table-cell>
          <table:table-cell office:value-type="string">
            <text:p>Accept demo name, start date, start time, end time</text:p>
            <text:p>Display Error message:</text:p>
            <text:p>PLEASE ENTER VALID END DATE</text:p>
          </table:table-cell>
          <table:table-cell office:value-type="string">
            <text:p>Accept all data </text:p>
            <text:p>Display success message:</text:p>
            <text:p>DEMO ADDED SUCCESSFULLY</text:p>
          </table:table-cell>
          <table:table-cell office:value-type="string">
            <text:p>fail</text:p>
          </table:table-cell>
        </table:table-row>
      </table:table>
      <table:table table:name="Add attendence" table:style-name="ta1" table:print="false">
        <table:table-column table:style-name="co26" table:default-cell-style-name="Default"/>
        <table:table-column table:style-name="co4"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2" table:default-cell-style-name="Default"/>
        <table:table-row table:style-name="ro1">
          <table:table-cell/>
          <table:table-cell table:style-name="ce1" office:value-type="string" table:number-columns-spanned="10" table:number-rows-spanned="1">
            <text:p>Unit Test Report</text:p>
          </table:table-cell>
          <table:covered-table-cell table:number-columns-repeated="9" table:style-name="ce1"/>
        </table:table-row>
        <table:table-row table:style-name="ro2">
          <table:table-cell/>
          <table:table-cell table:style-name="ce2" office:value-type="string" table:number-columns-spanned="2" table:number-rows-spanned="1">
            <text:p>Prepared by</text:p>
          </table:table-cell>
          <table:covered-table-cell table:style-name="ce2"/>
          <table:table-cell table:style-name="ce7" office:value-type="string" table:number-columns-spanned="2" table:number-rows-spanned="1">
            <text:p>Viral</text:p>
          </table:table-cell>
          <table:covered-table-cell table:style-name="ce7"/>
          <table:table-cell table:style-name="ce18" office:value-type="string" table:number-columns-spanned="3" table:number-rows-spanned="1">
            <text:p>Date: <text:s text:c="11"/>2016-11-08 <text:s text:c="21"/></text:p>
          </table:table-cell>
          <table:covered-table-cell table:number-columns-repeated="2" table:style-name="ce10"/>
          <table:table-cell table:style-name="ce13"/>
          <table:table-cell table:style-name="ce5"/>
          <table:table-cell/>
        </table:table-row>
        <table:table-row table:style-name="ro2">
          <table:table-cell/>
          <table:table-cell table:style-name="ce3" office:value-type="string" table:number-columns-spanned="2" table:number-rows-spanned="1">
            <text:p>Reviewed by</text:p>
          </table:table-cell>
          <table:covered-table-cell table:style-name="ce3"/>
          <table:table-cell table:style-name="ce8" table:number-columns-spanned="2" table:number-rows-spanned="1"/>
          <table:covered-table-cell table:style-name="ce8"/>
          <table:table-cell table:style-name="ce11" office:value-type="string" table:number-columns-spanned="3" table:number-rows-spanned="1">
            <text:p>Date: </text:p>
          </table:table-cell>
          <table:covered-table-cell table:number-columns-repeated="2" table:style-name="ce11"/>
          <table:table-cell table:style-name="ce14"/>
          <table:table-cell table:style-name="ce16" table:number-columns-repeated="2"/>
        </table:table-row>
        <table:table-row table:style-name="ro3">
          <table:table-cell/>
          <table:table-cell table:style-name="ce4" office:value-type="string" table:number-columns-spanned="1" table:number-rows-spanned="2">
            <text:p>S No.</text:p>
          </table:table-cell>
          <table:table-cell table:style-name="ce6" office:value-type="string" table:number-columns-spanned="1" table:number-rows-spanned="2">
            <text:p>Test Case Id.</text:p>
          </table:table-cell>
          <table:table-cell table:style-name="ce9" office:value-type="string" table:number-columns-spanned="1" table:number-rows-spanned="2">
            <text:p>Name of Function </text:p>
          </table:table-cell>
          <table:table-cell table:style-name="ce6" office:value-type="string" table:number-columns-spanned="1" table:number-rows-spanned="2">
            <text:p>Objective of Function </text:p>
          </table:table-cell>
          <table:table-cell table:style-name="ce6" office:value-type="string" table:number-columns-spanned="1" table:number-rows-spanned="2">
            <text:p>Test Step</text:p>
          </table:table-cell>
          <table:table-cell table:style-name="ce6" office:value-type="string" table:number-columns-spanned="1" table:number-rows-spanned="2">
            <text:p>Test data</text:p>
          </table:table-cell>
          <table:table-cell table:style-name="ce6" office:value-type="string" table:number-columns-spanned="1" table:number-rows-spanned="2">
            <text:p>Test case Complexity</text:p>
          </table:table-cell>
          <table:table-cell table:style-name="ce15" office:value-type="string" table:number-columns-spanned="1" table:number-rows-spanned="2">
            <text:p>Expected Result</text:p>
          </table:table-cell>
          <table:table-cell table:style-name="ce15" office:value-type="string" table:number-columns-spanned="1" table:number-rows-spanned="2">
            <text:p>Actual Result</text:p>
          </table:table-cell>
          <table:table-cell table:style-name="ce15" office:value-type="string" table:number-columns-spanned="1" table:number-rows-spanned="2">
            <text:p>Status</text:p>
          </table:table-cell>
        </table:table-row>
        <table:table-row table:style-name="ro3">
          <table:table-cell/>
          <table:covered-table-cell table:style-name="ce4"/>
          <table:covered-table-cell table:style-name="ce6"/>
          <table:covered-table-cell table:style-name="ce9"/>
          <table:covered-table-cell table:number-columns-repeated="4" table:style-name="ce6"/>
          <table:covered-table-cell table:number-columns-repeated="3" table:style-name="ce15"/>
        </table:table-row>
        <table:table-row table:style-name="ro15">
          <table:table-cell/>
          <table:table-cell office:value-type="float" office:value="1">
            <text:p>1</text:p>
          </table:table-cell>
          <table:table-cell office:value-type="string">
            <text:p>TCS1</text:p>
          </table:table-cell>
          <table:table-cell office:value-type="string">
            <text:p>Mark Attendance</text:p>
          </table:table-cell>
          <table:table-cell office:value-type="string">
            <text:p>To mark attendance of selected associates for a particular demo on present date.</text:p>
          </table:table-cell>
          <table:table-cell office:value-type="string">
            <text:p>Click on Mark Attendance tab</text:p>
          </table:table-cell>
          <table:table-cell/>
          <table:table-cell office:value-type="string">
            <text:p>Medium</text:p>
          </table:table-cell>
          <table:table-cell office:value-type="string">
            <text:p>Display a new page which consist of Demo Name, Start Date(i.e. Non editable), End Date(i.e. Non editable),Search Associate(initially Non editable), Add Associate button,Mark Attendance button and a empty table of Associate details.</text:p>
          </table:table-cell>
          <table:table-cell office:value-type="string">
            <text:p>same as expected result.</text:p>
          </table:table-cell>
          <table:table-cell office:value-type="string">
            <text:p>pass</text:p>
          </table:table-cell>
        </table:table-row>
        <table:table-row table:style-name="ro16">
          <table:table-cell/>
          <table:table-cell office:value-type="float" office:value="2">
            <text:p>2</text:p>
          </table:table-cell>
          <table:table-cell office:value-type="string">
            <text:p>TCS2</text:p>
          </table:table-cell>
          <table:table-cell office:value-type="string">
            <text:p>Mark Attendance</text:p>
          </table:table-cell>
          <table:table-cell office:value-type="string">
            <text:p>To click on Add Associate button without entering any data into the text boxes.</text:p>
          </table:table-cell>
          <table:table-cell office:value-type="string">
            <text:p>Click on the Add Associate button.</text:p>
          </table:table-cell>
          <table:table-cell/>
          <table:table-cell office:value-type="string">
            <text:p>Medium</text:p>
          </table:table-cell>
          <table:table-cell office:value-type="string">
            <text:p>Displays an error "Please enter the required enteries".</text:p>
          </table:table-cell>
          <table:table-cell office:value-type="string">
            <text:p>same as expected result.</text:p>
          </table:table-cell>
          <table:table-cell office:value-type="string">
            <text:p>pass</text:p>
          </table:table-cell>
        </table:table-row>
        <table:table-row table:style-name="ro17">
          <table:table-cell/>
          <table:table-cell office:value-type="float" office:value="3">
            <text:p>3</text:p>
          </table:table-cell>
          <table:table-cell office:value-type="string">
            <text:p>TCS3</text:p>
          </table:table-cell>
          <table:table-cell office:value-type="string">
            <text:p>Mark Attendance</text:p>
          </table:table-cell>
          <table:table-cell office:value-type="string">
            <text:p>To click on Mark Attendance button without entering any data into the text boxes.</text:p>
          </table:table-cell>
          <table:table-cell office:value-type="string">
            <text:p>Click on the Mark Attendance button.</text:p>
          </table:table-cell>
          <table:table-cell/>
          <table:table-cell office:value-type="string">
            <text:p>Medium</text:p>
          </table:table-cell>
          <table:table-cell office:value-type="string">
            <text:p>Displays an error "Please enter valid demo name".</text:p>
          </table:table-cell>
          <table:table-cell office:value-type="string">
            <text:p>same as expected result.</text:p>
          </table:table-cell>
          <table:table-cell office:value-type="string">
            <text:p>pass</text:p>
          </table:table-cell>
        </table:table-row>
        <table:table-row table:style-name="ro18">
          <table:table-cell/>
          <table:table-cell office:value-type="float" office:value="4">
            <text:p>4</text:p>
          </table:table-cell>
          <table:table-cell office:value-type="string">
            <text:p>TCS4</text:p>
          </table:table-cell>
          <table:table-cell office:value-type="string">
            <text:p>Mark Attendance</text:p>
          </table:table-cell>
          <table:table-cell office:value-type="string">
            <text:p>To select a demo.</text:p>
          </table:table-cell>
          <table:table-cell office:value-type="string">
            <text:p>Enter previously added demo name or starting alphabets to the demo text bar, all the demos starting with the alphabet mentioned and which will be ongoing on current date and time will appear in drop down below. Choose required demo name. As you choose the demo name from the auto popoulated list, the table below will gets populated by the details of associates who were previously marked present.</text:p>
          </table:table-cell>
          <table:table-cell/>
          <table:table-cell office:value-type="string">
            <text:p>Medium</text:p>
          </table:table-cell>
          <table:table-cell office:value-type="string">
            <text:p>Displays all the demo names starting with j and which are ongoing.</text:p>
          </table:table-cell>
          <table:table-cell office:value-type="string">
            <text:p>same as expected result.</text:p>
          </table:table-cell>
          <table:table-cell office:value-type="string">
            <text:p>pass</text:p>
          </table:table-cell>
        </table:table-row>
        <table:table-row table:style-name="ro3">
          <table:table-cell/>
          <table:table-cell office:value-type="float" office:value="5">
            <text:p>5</text:p>
          </table:table-cell>
          <table:table-cell office:value-type="string">
            <text:p>TCS5</text:p>
          </table:table-cell>
          <table:table-cell office:value-type="string">
            <text:p>Mark Attendance</text:p>
          </table:table-cell>
          <table:table-cell office:value-type="string">
            <text:p>To enable "Search Associate" text bar.</text:p>
          </table:table-cell>
          <table:table-cell office:value-type="string">
            <text:p>Enter previously added demo name or starting alphabets to the demo text bar, all the demos starting with the alphabet mentioned and which will be ongoing on current date and time will appear in drop down below. Choose required demo name. As you choose the demo name from the auto popoulated list, the table below will gets populated by the details of associates who were previously marked present. The "Search Employee" text bar will get automatically enabled.</text:p>
          </table:table-cell>
          <table:table-cell office:value-type="string">
            <text:p>Type j, and a list of all the demos starting with j and which are under the date requirement critera are displayed in a dropdown. And the "dd Associate" text bar gets enabled.</text:p>
          </table:table-cell>
          <table:table-cell office:value-type="string">
            <text:p>Medium</text:p>
          </table:table-cell>
          <table:table-cell office:value-type="string">
            <text:p>AddAssociate text bar gets enabled.</text:p>
          </table:table-cell>
          <table:table-cell office:value-type="string">
            <text:p>same as expected result.</text:p>
          </table:table-cell>
          <table:table-cell office:value-type="string">
            <text:p>pass</text:p>
          </table:table-cell>
        </table:table-row>
        <table:table-row table:style-name="ro3">
          <table:table-cell/>
          <table:table-cell office:value-type="float" office:value="6">
            <text:p>6</text:p>
          </table:table-cell>
          <table:table-cell office:value-type="string">
            <text:p>TCS6</text:p>
          </table:table-cell>
          <table:table-cell office:value-type="string">
            <text:p>Mark Attendance</text:p>
          </table:table-cell>
          <table:table-cell office:value-type="string">
            <text:p>To enter invalid data in demo name and then click add associate button.</text:p>
          </table:table-cell>
          <table:table-cell office:value-type="string">
            <text:p>Click any data or demo name which doesnt exist, and no drop down appears and message is displayed "enter valid demo name".</text:p>
          </table:table-cell>
          <table:table-cell office:value-type="string">
            <text:p>eEnter "23415sdasa" and click add associate button.</text:p>
          </table:table-cell>
          <table:table-cell office:value-type="string">
            <text:p>Medium</text:p>
          </table:table-cell>
          <table:table-cell office:value-type="string">
            <text:p>Displayes an error message "Please enter valid demo name".</text:p>
          </table:table-cell>
          <table:table-cell office:value-type="string">
            <text:p>displays "please eneter associate Id" error message.</text:p>
          </table:table-cell>
          <table:table-cell office:value-type="string">
            <text:p>pass</text:p>
          </table:table-cell>
        </table:table-row>
        <table:table-row table:style-name="ro3">
          <table:table-cell/>
          <table:table-cell office:value-type="float" office:value="7">
            <text:p>7</text:p>
          </table:table-cell>
          <table:table-cell office:value-type="string">
            <text:p>TCS7</text:p>
          </table:table-cell>
          <table:table-cell office:value-type="string">
            <text:p>Mark Attendance</text:p>
          </table:table-cell>
          <table:table-cell office:value-type="string">
            <text:p>To enter invalid data in demo name and then click add mark attendance.</text:p>
          </table:table-cell>
          <table:table-cell office:value-type="string">
            <text:p>Click any data or demo name which doesnt exist, and no drop down appears and message is displayed "enter valid demo name".</text:p>
          </table:table-cell>
          <table:table-cell office:value-type="string">
            <text:p>eEnter "23415sdasa" and click mark attendance button.</text:p>
          </table:table-cell>
          <table:table-cell office:value-type="string">
            <text:p>Medium</text:p>
          </table:table-cell>
          <table:table-cell office:value-type="string">
            <text:p>Displayes an error message "Please enter valid demo name".</text:p>
          </table:table-cell>
          <table:table-cell office:value-type="string">
            <text:p>displays "please eneter associate Id" error message.</text:p>
          </table:table-cell>
          <table:table-cell office:value-type="string">
            <text:p>Fail</text:p>
          </table:table-cell>
        </table:table-row>
        <table:table-row table:style-name="ro3">
          <table:table-cell/>
          <table:table-cell office:value-type="float" office:value="8">
            <text:p>8</text:p>
          </table:table-cell>
          <table:table-cell office:value-type="string">
            <text:p>TCS8</text:p>
          </table:table-cell>
          <table:table-cell office:value-type="string">
            <text:p>Mark Attendance</text:p>
          </table:table-cell>
          <table:table-cell office:value-type="string">
            <text:p>To select a demo and click add associate button without entering associate id </text:p>
          </table:table-cell>
          <table:table-cell office:value-type="string">
            <text:p>Select a demo and click add associate button.</text:p>
          </table:table-cell>
          <table:table-cell office:value-type="string">
            <text:p>Select java demo and click "add associate" button.</text:p>
          </table:table-cell>
          <table:table-cell office:value-type="string">
            <text:p>Medium</text:p>
          </table:table-cell>
          <table:table-cell table:number-columns-repeated="2" office:value-type="string">
            <text:p>Displayes an error message "Please enter Associate Id".</text:p>
          </table:table-cell>
          <table:table-cell office:value-type="string">
            <text:p>pass</text:p>
          </table:table-cell>
        </table:table-row>
        <table:table-row table:style-name="ro3">
          <table:table-cell/>
          <table:table-cell office:value-type="float" office:value="9">
            <text:p>9</text:p>
          </table:table-cell>
          <table:table-cell office:value-type="string">
            <text:p>TCS9</text:p>
          </table:table-cell>
          <table:table-cell office:value-type="string">
            <text:p>Mark Attendance</text:p>
          </table:table-cell>
          <table:table-cell office:value-type="string">
            <text:p>To select a demo and click add mar attendance without entering associate id </text:p>
          </table:table-cell>
          <table:table-cell office:value-type="string">
            <text:p>Select a demo and click mark atendance button.</text:p>
          </table:table-cell>
          <table:table-cell office:value-type="string">
            <text:p>Select java demo and click "mark attendance" button.</text:p>
          </table:table-cell>
          <table:table-cell office:value-type="string">
            <text:p>Medium</text:p>
          </table:table-cell>
          <table:table-cell table:number-columns-repeated="2" office:value-type="string">
            <text:p>Displayes an error message "Please enter Associate Id".</text:p>
          </table:table-cell>
          <table:table-cell office:value-type="string">
            <text:p>pass</text:p>
          </table:table-cell>
        </table:table-row>
        <table:table-row table:style-name="ro3">
          <table:table-cell/>
          <table:table-cell office:value-type="float" office:value="10">
            <text:p>10</text:p>
          </table:table-cell>
          <table:table-cell office:value-type="string">
            <text:p>TCS10</text:p>
          </table:table-cell>
          <table:table-cell office:value-type="string">
            <text:p>Mark Attendance</text:p>
          </table:table-cell>
          <table:table-cell office:value-type="string">
            <text:p>To enter associate id.</text:p>
          </table:table-cell>
          <table:table-cell office:value-type="string">
            <text:p>Enter Id of previously added associate and a drop down of existing associates will appear, choose the associate whose Id gets to marked for the attendance of selected demo.</text:p>
          </table:table-cell>
          <table:table-cell office:value-type="string">
            <text:p>Enter 1 and select the associate from the drop down.</text:p>
          </table:table-cell>
          <table:table-cell office:value-type="string">
            <text:p>Medium</text:p>
          </table:table-cell>
          <table:table-cell office:value-type="string">
            <text:p>After selecting Id, the text boxs gets cleared.</text:p>
          </table:table-cell>
          <table:table-cell office:value-type="string">
            <text:p>Text box gets cleared.</text:p>
          </table:table-cell>
          <table:table-cell office:value-type="string">
            <text:p>pass</text:p>
          </table:table-cell>
        </table:table-row>
        <table:table-row table:style-name="ro3">
          <table:table-cell/>
          <table:table-cell office:value-type="float" office:value="11">
            <text:p>11</text:p>
          </table:table-cell>
          <table:table-cell office:value-type="string">
            <text:p>TCS11</text:p>
          </table:table-cell>
          <table:table-cell office:value-type="string">
            <text:p>Mark Attendance</text:p>
          </table:table-cell>
          <table:table-cell office:value-type="string">
            <text:p>To enter associate id and click add associate button.</text:p>
          </table:table-cell>
          <table:table-cell office:value-type="string">
            <text:p>Enter Id of previously added associate and a drop down of existing associates will appear, choose the associate whose Id gets to marked for the attendance of selected demo. And click Add associate button.</text:p>
          </table:table-cell>
          <table:table-cell office:value-type="string">
            <text:p>Enter 1 and select the associate from the drop down. And click Add associate button.</text:p>
          </table:table-cell>
          <table:table-cell office:value-type="string">
            <text:p>Medium</text:p>
          </table:table-cell>
          <table:table-cell table:number-columns-repeated="2" office:value-type="string">
            <text:p>Details gets displayed.</text:p>
          </table:table-cell>
          <table:table-cell office:value-type="string">
            <text:p>pass</text:p>
          </table:table-cell>
        </table:table-row>
        <table:table-row table:style-name="ro3">
          <table:table-cell/>
          <table:table-cell office:value-type="float" office:value="12">
            <text:p>12</text:p>
          </table:table-cell>
          <table:table-cell office:value-type="string">
            <text:p>TCS12</text:p>
          </table:table-cell>
          <table:table-cell office:value-type="string">
            <text:p>Mark Attendance</text:p>
          </table:table-cell>
          <table:table-cell office:value-type="string">
            <text:p>To enter associate id and click mark attendance button.</text:p>
          </table:table-cell>
          <table:table-cell office:value-type="string">
            <text:p>Enter Id of previously added associate and a drop down of existing associates will appear, choose the associate whose Id gets to marked for the attendance of selected demo. And click markl attendance button.</text:p>
          </table:table-cell>
          <table:table-cell office:value-type="string">
            <text:p>Enter 1 and select the associate from the drop down. And click mark attendance button.</text:p>
          </table:table-cell>
          <table:table-cell office:value-type="string">
            <text:p>Medium</text:p>
          </table:table-cell>
          <table:table-cell table:number-columns-repeated="2" office:value-type="string">
            <text:p>Display an error message "Please enter associate Id first.</text:p>
          </table:table-cell>
          <table:table-cell office:value-type="string">
            <text:p>pass</text:p>
          </table:table-cell>
        </table:table-row>
        <table:table-row table:style-name="ro3">
          <table:table-cell/>
          <table:table-cell office:value-type="float" office:value="13">
            <text:p>13</text:p>
          </table:table-cell>
          <table:table-cell office:value-type="string">
            <text:p>TCS13</text:p>
          </table:table-cell>
          <table:table-cell office:value-type="string">
            <text:p>Mark Attendance</text:p>
          </table:table-cell>
          <table:table-cell office:value-type="string">
            <text:p>To mark attendance of selected associates for a particular demo.</text:p>
          </table:table-cell>
          <table:table-cell office:value-type="string">
            <text:p>Slect a valid demo and then select the associates, whom are needed to be marked present for the chosen demo. Click add associate button. And then click on mark attendance button.</text:p>
          </table:table-cell>
          <table:table-cell office:value-type="string">
            <text:p>Enter j in demo text box and select the qualified demo from drop down. Similarly select the associate/associates from the drop down when entering their respective Ids into the search associate text box. Click on add associate and mark attendance button respectively.</text:p>
          </table:table-cell>
          <table:table-cell office:value-type="string">
            <text:p>Medium</text:p>
          </table:table-cell>
          <table:table-cell office:value-type="string">
            <text:p>Displays a success message "Attendance marked successfully".</text:p>
          </table:table-cell>
          <table:table-cell office:value-type="string">
            <text:p>same as expected result.</text:p>
          </table:table-cell>
          <table:table-cell office:value-type="string">
            <text:p>pass</text:p>
          </table:table-cell>
        </table:table-row>
        <table:table-row table:style-name="ro3">
          <table:table-cell/>
          <table:table-cell office:value-type="float" office:value="14">
            <text:p>14</text:p>
          </table:table-cell>
          <table:table-cell office:value-type="string">
            <text:p>TCS14</text:p>
          </table:table-cell>
          <table:table-cell office:value-type="string">
            <text:p>Mark Attendance</text:p>
          </table:table-cell>
          <table:table-cell office:value-type="string">
            <text:p>To check validation of associate Id.</text:p>
          </table:table-cell>
          <table:table-cell office:value-type="string">
            <text:p>Slect a valid demo and then enetr a invalid demo id. And then click on mark attendance button.</text:p>
          </table:table-cell>
          <table:table-cell/>
          <table:table-cell office:value-type="string">
            <text:p>High</text:p>
          </table:table-cell>
          <table:table-cell office:value-type="string">
            <text:p>Displays a success message "Invalid associate Id".</text:p>
          </table:table-cell>
          <table:table-cell office:value-type="string">
            <text:p>Displays a success message "please enter associate Id".</text:p>
          </table:table-cell>
          <table:table-cell office:value-type="string">
            <text:p>Fail</text:p>
          </table:table-cell>
        </table:table-row>
        <table:table-row table:style-name="ro3">
          <table:table-cell/>
          <table:table-cell office:value-type="float" office:value="15">
            <text:p>15</text:p>
          </table:table-cell>
          <table:table-cell office:value-type="string">
            <text:p>TCS15</text:p>
          </table:table-cell>
          <table:table-cell office:value-type="string">
            <text:p>Mark Attendance</text:p>
          </table:table-cell>
          <table:table-cell office:value-type="string">
            <text:p>To check validation of Search Employee text box</text:p>
          </table:table-cell>
          <table:table-cell office:value-type="string">
            <text:p>Slect a valid demo and then enetr a invalid demo id. The search employee text box gets enabled. Now try to enter non integer data.</text:p>
          </table:table-cell>
          <table:table-cell office:value-type="string">
            <text:p>Enter j in demo text box and select the qualified demo from drop down. Enter "dfasfds@##%%^^&amp;" <text:s/>in the search associate text box. </text:p>
          </table:table-cell>
          <table:table-cell office:value-type="string">
            <text:p>Medium</text:p>
          </table:table-cell>
          <table:table-cell office:value-type="string">
            <text:p>Data cannot be entered.</text:p>
          </table:table-cell>
          <table:table-cell office:value-type="string">
            <text:p>same as expected result.</text:p>
          </table:table-cell>
          <table:table-cell office:value-type="string">
            <text:p>pass</text:p>
          </table:table-cell>
        </table:table-row>
        <table:table-row table:style-name="ro3">
          <table:table-cell/>
          <table:table-cell office:value-type="float" office:value="16">
            <text:p>16</text:p>
          </table:table-cell>
          <table:table-cell office:value-type="string">
            <text:p>TCS16</text:p>
          </table:table-cell>
          <table:table-cell office:value-type="string">
            <text:p>Mark Attendance</text:p>
          </table:table-cell>
          <table:table-cell office:value-type="string">
            <text:p>To add more than one associates.</text:p>
          </table:table-cell>
          <table:table-cell office:value-type="string">
            <text:p>Slect a valid demo and then enetr a invalid demo id. The search employee text box gets enabled. Now add a existing associate Id and select it from drop down. Click on add associate button. Details will get displayed below in table. Now enter another valid associate Id and select the associate, after clicking on the add associate button the details of another associate will also gets displayed inside the table. Finally click mark attendance button.</text:p>
          </table:table-cell>
          <table:table-cell office:value-type="string">
            <text:p>Enter j in demo text box and select the qualified demo from drop down. Enter "1" and select the qualified associate and click add asoociate button. Eneter "2" and select another qualified associate id and click add associate button. Finally click mark attendance button.</text:p>
          </table:table-cell>
          <table:table-cell office:value-type="string">
            <text:p>Medium</text:p>
          </table:table-cell>
          <table:table-cell office:value-type="string">
            <text:p>Attendanceof both the selected associate gets marked for the required demo.</text:p>
          </table:table-cell>
          <table:table-cell office:value-type="string">
            <text:p>same as expected result.</text:p>
          </table:table-cell>
          <table:table-cell office:value-type="string">
            <text:p>pass</text:p>
          </table:table-cell>
        </table:table-row>
        <table:table-row table:style-name="ro3">
          <table:table-cell/>
          <table:table-cell office:value-type="float" office:value="17">
            <text:p>17</text:p>
          </table:table-cell>
          <table:table-cell office:value-type="string">
            <text:p>TCS17</text:p>
          </table:table-cell>
          <table:table-cell office:value-type="string">
            <text:p>Mark Attendance</text:p>
          </table:table-cell>
          <table:table-cell office:value-type="string">
            <text:p>To check asoociates who are already present for a demo.</text:p>
          </table:table-cell>
          <table:table-cell office:value-type="string">
            <text:p>Slect a valid demo and then enetr a invalid demo id. And all the associates whose attendance had been previously marked will get displayed in the associate details table shown below.</text:p>
          </table:table-cell>
          <table:table-cell office:value-type="string">
            <text:p>Enter j in demo text box and select the qualified demo from drop down. All the associates who are already marked present for the specified demo are listed below in the table.</text:p>
          </table:table-cell>
          <table:table-cell office:value-type="string">
            <text:p>Medium</text:p>
          </table:table-cell>
          <table:table-cell office:value-type="string">
            <text:p>An empty table gets displayed incase if no associate was marked present for the specified demo. And all the associate's details gets displayed incase they had been marked present for the demo.</text:p>
          </table:table-cell>
          <table:table-cell office:value-type="string">
            <text:p>same as expected result.</text:p>
          </table:table-cell>
          <table:table-cell office:value-type="string">
            <text:p>pass</text:p>
          </table:table-cell>
        </table:table-row>
        <table:table-row table:style-name="ro3">
          <table:table-cell/>
          <table:table-cell office:value-type="float" office:value="18">
            <text:p>18</text:p>
          </table:table-cell>
          <table:table-cell office:value-type="string">
            <text:p>TCS18</text:p>
          </table:table-cell>
          <table:table-cell office:value-type="string">
            <text:p>Mark Attendance</text:p>
          </table:table-cell>
          <table:table-cell office:value-type="string">
            <text:p>To mark Attendance of associate already present</text:p>
          </table:table-cell>
          <table:table-cell office:value-type="string">
            <text:p>Select a demo,select valid associate which is already present and click add associate button.</text:p>
          </table:table-cell>
          <table:table-cell office:value-type="string">
            <text:p>Enter j in demo text box and select the qualified demo from drop down. All the associates who are already marked present for the specified demo are listed below in the table.select associate which is already present in attendance table and click on mark attendance button</text:p>
          </table:table-cell>
          <table:table-cell office:value-type="string">
            <text:p>Medium</text:p>
          </table:table-cell>
          <table:table-cell office:value-type="string">
            <text:p>Display a message"Attendance is Previously marked"</text:p>
          </table:table-cell>
          <table:table-cell office:value-type="string">
            <text:p>display an error message "Attendance marked Successfully"</text:p>
          </table:table-cell>
          <table:table-cell office:value-type="string">
            <text:p>Fail</text:p>
          </table:table-cell>
        </table:table-row>
        <table:table-row table:style-name="ro3">
          <table:table-cell/>
          <table:table-cell office:value-type="float" office:value="19">
            <text:p>19</text:p>
          </table:table-cell>
          <table:table-cell office:value-type="string">
            <text:p>TCS19</text:p>
          </table:table-cell>
          <table:table-cell office:value-type="string">
            <text:p>Mark Attendance</text:p>
          </table:table-cell>
          <table:table-cell office:value-type="string">
            <text:p>To mark Attendance of associate.</text:p>
          </table:table-cell>
          <table:table-cell office:value-type="string">
            <text:p>Slect a valid demo ,add all the associates whose attendance will be marked,they will get displayed in the associate details table shown below..</text:p>
          </table:table-cell>
          <table:table-cell/>
          <table:table-cell office:value-type="string">
            <text:p>Medium</text:p>
          </table:table-cell>
          <table:table-cell office:value-type="string">
            <text:p>Display a message"Attendance <text:s/>marked Successfully" in green colour</text:p>
          </table:table-cell>
          <table:table-cell office:value-type="string">
            <text:p>Display a message"Attendance <text:s/>marked Successfully" in red colour</text:p>
          </table:table-cell>
          <table:table-cell office:value-type="string">
            <text:p>Fail</text:p>
          </table:table-cell>
        </table:table-row>
      </table:table>
      <table:table table:name="Report" table:style-name="ta1" table:print="false">
        <table:table-column table:style-name="co1" table:number-columns-repeated="3" table:default-cell-style-name="ce5"/>
        <table:table-column table:style-name="co33" table:default-cell-style-name="ce5"/>
        <table:table-column table:style-name="co34" table:default-cell-style-name="ce5"/>
        <table:table-column table:style-name="co35" table:default-cell-style-name="ce5"/>
        <table:table-column table:style-name="co36" table:default-cell-style-name="ce12"/>
        <table:table-column table:style-name="co37" table:default-cell-style-name="ce5"/>
        <table:table-column table:style-name="co38" table:default-cell-style-name="ce5"/>
        <table:table-column table:style-name="co39" table:default-cell-style-name="ce5"/>
        <table:table-row table:style-name="ro1">
          <table:table-cell table:style-name="ce1" office:value-type="string" table:number-columns-spanned="10" table:number-rows-spanned="1">
            <text:p>Unit Test Report</text:p>
          </table:table-cell>
          <table:covered-table-cell table:number-columns-repeated="9" table:style-name="ce1"/>
        </table:table-row>
        <table:table-row table:style-name="ro19">
          <table:table-cell table:style-name="ce2" office:value-type="string" table:number-columns-spanned="2" table:number-rows-spanned="1">
            <text:p>Prepared by</text:p>
          </table:table-cell>
          <table:covered-table-cell table:style-name="ce2"/>
          <table:table-cell table:style-name="ce7" office:value-type="string" table:number-columns-spanned="2" table:number-rows-spanned="1">
            <text:p>Mahesh</text:p>
          </table:table-cell>
          <table:covered-table-cell table:style-name="ce7"/>
          <table:table-cell table:style-name="ce18" office:value-type="string" table:number-columns-spanned="3" table:number-rows-spanned="1">
            <text:p>Date: 2016-11-08</text:p>
          </table:table-cell>
          <table:covered-table-cell table:number-columns-repeated="2" table:style-name="ce10"/>
          <table:table-cell table:style-name="ce13"/>
          <table:table-cell/>
          <table:table-cell table:style-name="Default"/>
        </table:table-row>
        <table:table-row table:style-name="ro2">
          <table:table-cell table:style-name="ce3" office:value-type="string" table:number-columns-spanned="2" table:number-rows-spanned="1">
            <text:p>Reviewed by</text:p>
          </table:table-cell>
          <table:covered-table-cell table:style-name="ce3"/>
          <table:table-cell table:style-name="ce8" table:number-columns-spanned="2" table:number-rows-spanned="1"/>
          <table:covered-table-cell table:style-name="ce8"/>
          <table:table-cell table:style-name="ce11" office:value-type="string" table:number-columns-spanned="3" table:number-rows-spanned="1">
            <text:p>Date: </text:p>
          </table:table-cell>
          <table:covered-table-cell table:number-columns-repeated="2" table:style-name="ce11"/>
          <table:table-cell table:style-name="ce14"/>
          <table:table-cell table:style-name="ce16" table:number-columns-repeated="2"/>
        </table:table-row>
        <table:table-row table:style-name="ro3">
          <table:table-cell table:style-name="ce4" office:value-type="string" table:number-columns-spanned="1" table:number-rows-spanned="2">
            <text:p>S No.</text:p>
          </table:table-cell>
          <table:table-cell table:style-name="ce6" office:value-type="string" table:number-columns-spanned="1" table:number-rows-spanned="2">
            <text:p>Test Case Id.</text:p>
          </table:table-cell>
          <table:table-cell table:style-name="ce9" office:value-type="string" table:number-columns-spanned="1" table:number-rows-spanned="2">
            <text:p>Name of Function </text:p>
          </table:table-cell>
          <table:table-cell table:style-name="ce6" office:value-type="string" table:number-columns-spanned="1" table:number-rows-spanned="2">
            <text:p>Objective of Function </text:p>
          </table:table-cell>
          <table:table-cell table:style-name="ce6" office:value-type="string" table:number-columns-spanned="1" table:number-rows-spanned="2">
            <text:p>Test Step</text:p>
          </table:table-cell>
          <table:table-cell table:style-name="ce6" office:value-type="string" table:number-columns-spanned="1" table:number-rows-spanned="2">
            <text:p>Test data</text:p>
          </table:table-cell>
          <table:table-cell table:style-name="ce6" office:value-type="string" table:number-columns-spanned="1" table:number-rows-spanned="2">
            <text:p>Test case Complexity</text:p>
          </table:table-cell>
          <table:table-cell table:style-name="ce15" office:value-type="string" table:number-columns-spanned="1" table:number-rows-spanned="2">
            <text:p>Expected Result</text:p>
          </table:table-cell>
          <table:table-cell table:style-name="ce15" office:value-type="string" table:number-columns-spanned="1" table:number-rows-spanned="2">
            <text:p>Actual Result</text:p>
          </table:table-cell>
          <table:table-cell table:style-name="ce15" office:value-type="string" table:number-columns-spanned="1" table:number-rows-spanned="2">
            <text:p>Status</text:p>
          </table:table-cell>
        </table:table-row>
        <table:table-row table:style-name="ro3">
          <table:covered-table-cell table:style-name="ce4"/>
          <table:covered-table-cell table:style-name="ce6"/>
          <table:covered-table-cell table:style-name="ce9"/>
          <table:covered-table-cell table:number-columns-repeated="4" table:style-name="ce6"/>
          <table:covered-table-cell table:number-columns-repeated="3" table:style-name="ce15"/>
        </table:table-row>
        <table:table-row table:style-name="ro13">
          <table:table-cell table:style-name="Default" office:value-type="float" office:value="1">
            <text:p>1</text:p>
          </table:table-cell>
          <table:table-cell office:value-type="string">
            <text:p>TCS01</text:p>
          </table:table-cell>
          <table:table-cell office:value-type="string">
            <text:p>View Report</text:p>
          </table:table-cell>
          <table:table-cell office:value-type="string">
            <text:p>To display Report form</text:p>
          </table:table-cell>
          <table:table-cell office:value-type="string">
            <text:p>1.Click on View Report tab</text:p>
          </table:table-cell>
          <table:table-cell/>
          <table:table-cell table:content-validation-name="val1" office:value-type="string">
            <text:p>Complex</text:p>
          </table:table-cell>
          <table:table-cell office:value-type="string">
            <text:p>All demo name stored in </text:p>
            <text:p>database <text:s/>should display in </text:p>
            <text:p>drop down list and Display calander </text:p>
            <text:p>Date picker for fromDate and toDate</text:p>
          </table:table-cell>
          <table:table-cell office:value-type="string">
            <text:p>Displaying all demo names</text:p>
            <text:p>Stored in database and Display </text:p>
            <text:p>calander date picker for fromDate </text:p>
            <text:p>And toDate</text:p>
          </table:table-cell>
          <table:table-cell office:value-type="string">
            <text:p>Pass</text:p>
          </table:table-cell>
        </table:table-row>
        <table:table-row table:style-name="ro5">
          <table:table-cell office:value-type="float" office:value="2">
            <text:p>2</text:p>
          </table:table-cell>
          <table:table-cell office:value-type="string">
            <text:p>TCS02</text:p>
          </table:table-cell>
          <table:table-cell office:value-type="string">
            <text:p>Get Report</text:p>
          </table:table-cell>
          <table:table-cell office:value-type="string">
            <text:p>Display report</text:p>
          </table:table-cell>
          <table:table-cell office:value-type="string">
            <text:p>1. Select none of the input fields </text:p>
            <text:p>2. Click on Get Report</text:p>
          </table:table-cell>
          <table:table-cell/>
          <table:table-cell table:content-validation-name="val1" office:value-type="string">
            <text:p>Simple</text:p>
          </table:table-cell>
          <table:table-cell office:value-type="string">
            <text:p>Show warnig message :</text:p>
            <text:p>Please Select Demo or Dates </text:p>
          </table:table-cell>
          <table:table-cell office:value-type="string">
            <text:p>Displaying error message: Please Select Demo or Dates </text:p>
          </table:table-cell>
          <table:table-cell office:value-type="string">
            <text:p>Pass</text:p>
          </table:table-cell>
        </table:table-row>
        <table:table-row table:style-name="ro13">
          <table:table-cell office:value-type="float" office:value="3">
            <text:p>3</text:p>
          </table:table-cell>
          <table:table-cell office:value-type="string">
            <text:p>TCS03</text:p>
          </table:table-cell>
          <table:table-cell office:value-type="string">
            <text:p>Get Report</text:p>
          </table:table-cell>
          <table:table-cell office:value-type="string">
            <text:p>Display report</text:p>
          </table:table-cell>
          <table:table-cell office:value-type="string">
            <text:p>1. Select Demo Name</text:p>
            <text:p>2. Dont select From Date</text:p>
            <text:p>3. Dont select To Date</text:p>
            <text:p>4. Click on Get Report</text:p>
          </table:table-cell>
          <table:table-cell office:value-type="string">
            <text:p>Select any demo name from drop down list</text:p>
          </table:table-cell>
          <table:table-cell table:content-validation-name="val1" office:value-type="string">
            <text:p>Simple</text:p>
          </table:table-cell>
          <table:table-cell office:value-type="string">
            <text:p>Display report for that perticular</text:p>
            <text:p><text:s/>demo (display ASSOCIATE ID,ASSOCIATE </text:p>
            <text:p>NAME,START DATE,END DATE ,START TIME, END TIME)</text:p>
          </table:table-cell>
          <table:table-cell office:value-type="string">
            <text:p>Displaying report for that perticular demo(displayingASSOCIATE ID,ASSOCIATE </text:p>
            <text:p>NAME,START DATE,END DATE ,START TIME, END TIME)</text:p>
          </table:table-cell>
          <table:table-cell office:value-type="string">
            <text:p>Pass</text:p>
          </table:table-cell>
        </table:table-row>
        <table:table-row table:style-name="ro13">
          <table:table-cell office:value-type="float" office:value="4">
            <text:p>4</text:p>
          </table:table-cell>
          <table:table-cell office:value-type="string">
            <text:p>TCS04</text:p>
          </table:table-cell>
          <table:table-cell office:value-type="string">
            <text:p>Get Report</text:p>
          </table:table-cell>
          <table:table-cell office:value-type="string">
            <text:p>Display report</text:p>
          </table:table-cell>
          <table:table-cell office:value-type="string">
            <text:p>1. Dont Select Demo Name</text:p>
            <text:p>2. Select From Date</text:p>
            <text:p>3. Dont select To Date </text:p>
            <text:p>4. Click on Get Report</text:p>
          </table:table-cell>
          <table:table-cell office:value-type="string">
            <text:p>Select any From Date from calander</text:p>
          </table:table-cell>
          <table:table-cell table:content-validation-name="val1" office:value-type="string">
            <text:p>Simple</text:p>
          </table:table-cell>
          <table:table-cell office:value-type="string">
            <text:p>Show warnig message :</text:p>
            <text:p>Please select toDate</text:p>
          </table:table-cell>
          <table:table-cell office:value-type="string">
            <text:p>Displaying warnig message:</text:p>
            <text:p>Please select toDate</text:p>
          </table:table-cell>
          <table:table-cell office:value-type="string">
            <text:p>Pass</text:p>
          </table:table-cell>
        </table:table-row>
        <table:table-row table:style-name="ro13">
          <table:table-cell office:value-type="float" office:value="5">
            <text:p>5</text:p>
          </table:table-cell>
          <table:table-cell office:value-type="string">
            <text:p>TCS05</text:p>
          </table:table-cell>
          <table:table-cell office:value-type="string">
            <text:p>Get Report</text:p>
          </table:table-cell>
          <table:table-cell office:value-type="string">
            <text:p>Display report</text:p>
          </table:table-cell>
          <table:table-cell office:value-type="string">
            <text:p>1. Dont Select Demo Name</text:p>
            <text:p>2. Dont Select From Date</text:p>
            <text:p>3. Select To Date</text:p>
            <text:p>4. Click on Get Report</text:p>
          </table:table-cell>
          <table:table-cell table:style-name="ce19" office:value-type="string">
            <text:p>Select any To Date from calander</text:p>
          </table:table-cell>
          <table:table-cell table:content-validation-name="val1" office:value-type="string">
            <text:p>Simple</text:p>
          </table:table-cell>
          <table:table-cell office:value-type="string">
            <text:p>Show warnig message :</text:p>
            <text:p>please select fromDate</text:p>
          </table:table-cell>
          <table:table-cell office:value-type="string">
            <text:p>Displaying warnig message:</text:p>
            <text:p>Please select fromDate</text:p>
          </table:table-cell>
          <table:table-cell office:value-type="string">
            <text:p>Pass</text:p>
          </table:table-cell>
        </table:table-row>
        <table:table-row table:style-name="ro13">
          <table:table-cell office:value-type="float" office:value="6">
            <text:p>6</text:p>
          </table:table-cell>
          <table:table-cell office:value-type="string">
            <text:p>TCS06</text:p>
          </table:table-cell>
          <table:table-cell office:value-type="string">
            <text:p>Get Report</text:p>
          </table:table-cell>
          <table:table-cell office:value-type="string">
            <text:p>Display report</text:p>
          </table:table-cell>
          <table:table-cell office:value-type="string">
            <text:p>1. Dont Select Demo Name</text:p>
            <text:p>2. Select From Date</text:p>
            <text:p>3. Select To Date</text:p>
            <text:p>4. Click on Get Report</text:p>
          </table:table-cell>
          <table:table-cell office:value-type="string">
            <text:p>Select From Date gereater than To Date</text:p>
          </table:table-cell>
          <table:table-cell table:content-validation-name="val1" office:value-type="string">
            <text:p>Simple</text:p>
          </table:table-cell>
          <table:table-cell office:value-type="string">
            <text:p>Show warnig message:</text:p>
            <text:p>From date must be less than to Date</text:p>
          </table:table-cell>
          <table:table-cell office:value-type="string">
            <text:p>Displaying warnig message:</text:p>
            <text:p>From date must be less than to Date</text:p>
          </table:table-cell>
          <table:table-cell office:value-type="string">
            <text:p>Pass</text:p>
          </table:table-cell>
        </table:table-row>
        <table:table-row table:style-name="ro13">
          <table:table-cell office:value-type="float" office:value="7">
            <text:p>7</text:p>
          </table:table-cell>
          <table:table-cell office:value-type="string">
            <text:p>TCS07</text:p>
          </table:table-cell>
          <table:table-cell office:value-type="string">
            <text:p>Get Report</text:p>
          </table:table-cell>
          <table:table-cell office:value-type="string">
            <text:p>Display report</text:p>
          </table:table-cell>
          <table:table-cell office:value-type="string">
            <text:p>1. Dont Select Demo Name</text:p>
            <text:p>2. Select From Date</text:p>
            <text:p>3. Select To Date </text:p>
            <text:p>4. Click on Get Report</text:p>
          </table:table-cell>
          <table:table-cell office:value-type="string">
            <text:p>Select From Date and To Date(From Date must be </text:p>
            <text:p>Smaller than To Date)</text:p>
          </table:table-cell>
          <table:table-cell table:content-validation-name="val1" office:value-type="string">
            <text:p>Simple</text:p>
          </table:table-cell>
          <table:table-cell office:value-type="string">
            <text:p>Display report between selected dates</text:p>
            <text:p>(display ASSOCIATE ID,ASSOCIATE NAME,DEMO NAME,</text:p>
            <text:p>START DATE,END DATE, START TIME, END TIME)</text:p>
          </table:table-cell>
          <table:table-cell office:value-type="string">
            <text:p>Displaying report between selected</text:p>
            <text:p>Dates (displaying ASSOCIATE ID,ASSOCIATE NAME,DEMO NAME,</text:p>
            <text:p>START DATE,END DATE, START TIME, END TIME)</text:p>
          </table:table-cell>
          <table:table-cell office:value-type="string">
            <text:p>Pass</text:p>
          </table:table-cell>
        </table:table-row>
        <table:table-row table:style-name="ro13">
          <table:table-cell office:value-type="float" office:value="8">
            <text:p>8</text:p>
          </table:table-cell>
          <table:table-cell office:value-type="string">
            <text:p>TCS08</text:p>
          </table:table-cell>
          <table:table-cell office:value-type="string">
            <text:p>Get Report</text:p>
          </table:table-cell>
          <table:table-cell office:value-type="string">
            <text:p>Display report</text:p>
          </table:table-cell>
          <table:table-cell office:value-type="string">
            <text:p>1. Select Demo Name</text:p>
            <text:p>2. Select From Date </text:p>
            <text:p>3. Select To Date </text:p>
            <text:p>4. Click on Get Report</text:p>
          </table:table-cell>
          <table:table-cell office:value-type="string">
            <text:p>Select any Demo Name from drop down list</text:p>
            <text:p>Select From Date and To Date(From Date must be </text:p>
            <text:p>Smaller than To Date)</text:p>
          </table:table-cell>
          <table:table-cell table:content-validation-name="val1" office:value-type="string">
            <text:p>Simple</text:p>
          </table:table-cell>
          <table:table-cell office:value-type="string">
            <text:p>Display report for selected Demo</text:p>
            <text:p>Conducted between selected dates</text:p>
            <text:p>(display ASSOCIATE ID,ASSOCIATE NAME,</text:p>
            <text:p>START DATE,END DATE, START TIME, END TIME)</text:p>
          </table:table-cell>
          <table:table-cell office:value-type="string">
            <text:p>Displaying report for selected Demo</text:p>
            <text:p>conducted between selected dates</text:p>
            <text:p>(displaying ASSOCIATE ID,ASSOCIATE NAME,</text:p>
            <text:p>START DATE,END DATE, START TIME, END TIME)</text:p>
          </table:table-cell>
          <table:table-cell office:value-type="string">
            <text:p>Pass</text:p>
          </table:table-cell>
        </table:table-row>
        <table:table-row table:style-name="ro8">
          <table:table-cell office:value-type="float" office:value="9">
            <text:p>9</text:p>
          </table:table-cell>
          <table:table-cell office:value-type="string">
            <text:p>TCS09</text:p>
          </table:table-cell>
          <table:table-cell office:value-type="string">
            <text:p>Get Report</text:p>
          </table:table-cell>
          <table:table-cell office:value-type="string">
            <text:p>Display report</text:p>
          </table:table-cell>
          <table:table-cell office:value-type="string">
            <text:p>1. Select Demo Name</text:p>
            <text:p>2. Select From Date</text:p>
            <text:p>3. Select To Date </text:p>
            <text:p>4. Click on Get Report</text:p>
          </table:table-cell>
          <table:table-cell office:value-type="string">
            <text:p>Select any Demo Name from drop down list</text:p>
            <text:p>Select From Date and To Date(From Date must be </text:p>
            <text:p>Smaller than To Date)</text:p>
            <text:p>but no record stored for that perticular search </text:p>
            <text:p/>
          </table:table-cell>
          <table:table-cell table:content-validation-name="val1" office:value-type="string">
            <text:p>Simple</text:p>
          </table:table-cell>
          <table:table-cell office:value-type="string">
            <text:p>show warnig message :</text:p>
            <text:p>Sorry no record found for the input Data</text:p>
          </table:table-cell>
          <table:table-cell office:value-type="string">
            <text:p>Displaying warnig message :</text:p>
            <text:p>Sorry no record found for the input Data</text:p>
          </table:table-cell>
          <table:table-cell office:value-type="string">
            <text:p>Pass</text:p>
          </table:table-cell>
        </table:table-row>
        <table:table-row table:style-name="ro4">
          <table:table-cell office:value-type="float" office:value="10">
            <text:p>10</text:p>
          </table:table-cell>
          <table:table-cell office:value-type="string">
            <text:p>TCS10</text:p>
          </table:table-cell>
          <table:table-cell office:value-type="string">
            <text:p>Print report</text:p>
          </table:table-cell>
          <table:table-cell office:value-type="string">
            <text:p>Display print preview </text:p>
          </table:table-cell>
          <table:table-cell office:value-type="string">
            <text:p>1.Click print button</text:p>
          </table:table-cell>
          <table:table-cell/>
          <table:table-cell table:content-validation-name="val1" office:value-type="string">
            <text:p>Complex</text:p>
          </table:table-cell>
          <table:table-cell office:value-type="string">
            <text:p>Show Print preview window with</text:p>
            <text:p><text:s/>tcs logo header and footer and </text:p>
            <text:p>Print,save as pdf option </text:p>
          </table:table-cell>
          <table:table-cell office:value-type="string">
            <text:p>Displaying Show Print preview </text:p>
            <text:p>window with tcs logo header</text:p>
            <text:p><text:s/>And footer and print,save as pdf option </text:p>
          </table:table-cell>
          <table:table-cell office:value-type="string">
            <text:p>Pass</text:p>
          </table:table-cell>
        </table:table-row>
      </table:table>
      <table:database-ranges>
        <table:database-range table:target-range-address="Report.A6:Report.J15"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number number:decimal-places="1" number:min-integer-digits="1"/>
    </number:number-style>
    <number:date-style style:name="N123">
      <number:day/>
      <number:text>-</number:text>
      <number:month number:textual="true"/>
      <number:text>-</number:text>
      <number:year/>
    </number:date-style>
    <number:date-style style:name="N124P0" style:volatile="true">
      <number:day/>
      <number:text>-</number:text>
      <number:month number:textual="true"/>
      <number:text>-</number:text>
      <number:year/>
    </number:date-style>
    <number:text-style style:name="N124">
      <number:text-content/>
      <style:map style:condition="value()&gt;=0" style:apply-style-name="N124P0"/>
    </number:text-style>
    <number:date-style style:name="N125">
      <number:month number:textual="true"/>
      <number:text>-</number:text>
      <number:year/>
    </number:dat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8">11/18/2016</text:date>, <text:time>16:15: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1H44M36S</meta:editing-duration>
    <meta:editing-cycles>70</meta:editing-cycles>
    <meta:generator>OpenOffice/4.0.1$Win32 OpenOffice.org_project/401m5$Build-9714</meta:generator>
    <dc:date>2016-11-18T16:15:46.99</dc:date>
    <meta:document-statistic meta:table-count="5" meta:cell-count="864" meta:object-count="0"/>
    <meta:user-defined meta:name="Info 1"/>
    <meta:user-defined meta:name="Info 2"/>
    <meta:user-defined meta:name="Info 3"/>
    <meta:user-defined meta:name="Info 4"/>
  </office:meta>
</office:document-meta>
</file>